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3" svg:font-family="Calibri" style:font-adornments="Normal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Droid Sans Mono1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Italique gras" style:font-family-generic="swiss" style:font-pitch="variable"/>
    <style:font-face style:name="Calibri" svg:font-family="Calibri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</style:style>
    <style:style style:name="P2" style:family="paragraph" style:parent-style-name="Heading_20_2" style:list-style-name="">
      <style:paragraph-properties fo:break-before="page"/>
    </style:style>
    <style:style style:name="P3" style:family="paragraph" style:parent-style-name="Text_20_body">
      <style:paragraph-properties fo:text-align="center" style:justify-single-word="false"/>
      <style:text-properties fo:font-size="36pt" style:font-size-asian="36pt" style:font-size-complex="36pt"/>
    </style:style>
    <style:style style:name="P4" style:family="paragraph" style:parent-style-name="Text_20_body">
      <style:paragraph-properties fo:text-align="end" style:justify-single-word="false"/>
      <style:text-properties fo:font-size="13pt" style:font-size-asian="11.3500003814697pt" style:font-size-complex="13pt"/>
    </style:style>
    <style:style style:name="P5" style:family="paragraph" style:parent-style-name="Text_20_body">
      <style:paragraph-properties fo:text-align="start" style:justify-single-word="false"/>
      <style:text-properties fo:font-size="13pt" style:font-size-asian="11.3500003814697pt" style:font-size-complex="13pt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3"/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>
      <style:text-properties fo:font-size="9pt" style:font-size-asian="9pt" style:font-size-complex="9pt"/>
    </style:style>
    <style:style style:name="P12" style:family="paragraph" style:parent-style-name="Text_20_body" style:list-style-name="L6"/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 style:list-style-name="L11"/>
    <style:style style:name="P18" style:family="paragraph" style:parent-style-name="Text_20_body" style:list-style-name="L12"/>
    <style:style style:name="P19" style:family="paragraph" style:parent-style-name="Text_20_body" style:list-style-name="L13"/>
    <style:style style:name="P20" style:family="paragraph" style:parent-style-name="Text_20_body" style:list-style-name="L14"/>
    <style:style style:name="P21" style:family="paragraph" style:parent-style-name="Text_20_body" style:list-style-name="L15"/>
    <style:style style:name="P22" style:family="paragraph" style:parent-style-name="Text_20_body" style:list-style-name="L16"/>
    <style:style style:name="P23" style:family="paragraph" style:parent-style-name="Text_20_body" style:list-style-name="L17"/>
    <style:style style:name="P24" style:family="paragraph" style:parent-style-name="Text_20_body" style:list-style-name="L18"/>
    <style:style style:name="P25" style:family="paragraph" style:parent-style-name="Text_20_body">
      <style:paragraph-properties fo:margin-left="-0.76cm" fo:margin-right="-0.794cm" fo:text-indent="0cm" style:auto-text-indent="false"/>
      <style:text-properties fo:font-size="9pt" style:font-size-asian="9pt" style:font-size-complex="9pt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Preformatted_20_Text">
      <style:text-properties fo:font-size="9pt" style:font-size-asian="9pt" style:font-size-complex="9pt"/>
    </style:style>
    <style:style style:name="P28" style:family="paragraph" style:parent-style-name="Preformatted_20_Text">
      <style:text-properties style:font-name="Droid Sans Mono1"/>
    </style:style>
    <style:style style:name="P29" style:family="paragraph" style:parent-style-name="Preformatted_20_Text">
      <style:text-properties style:font-name="Droid Sans Mono1" fo:font-size="9pt" style:font-size-asian="9pt" style:font-size-complex="9pt"/>
    </style:style>
    <style:style style:name="P30" style:family="paragraph" style:parent-style-name="Preformatted_20_Text">
      <style:paragraph-properties fo:margin-left="0cm" fo:margin-right="0cm" fo:margin-top="0cm" fo:margin-bottom="0.499cm" fo:text-indent="0cm" style:auto-text-indent="false"/>
    </style:style>
    <style:style style:name="P31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/>
    </style:style>
    <style:style style:name="P32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color="#000000" fo:font-size="9pt" style:font-size-asian="9pt" style:font-size-complex="9pt"/>
    </style:style>
    <style:style style:name="P33" style:family="paragraph" style:parent-style-name="Preformatted_20_Text">
      <style:paragraph-properties fo:margin-left="0cm" fo:margin-right="0cm" fo:margin-top="0cm" fo:margin-bottom="0.499cm" fo:text-indent="0cm" style:auto-text-indent="false"/>
      <style:text-properties fo:font-size="9pt" style:font-size-asian="9pt" style:font-size-complex="9pt"/>
    </style:style>
    <style:style style:name="P34" style:family="paragraph" style:parent-style-name="Preformatted_20_Text">
      <style:paragraph-properties fo:margin-left="0cm" fo:margin-right="0cm" fo:margin-top="0cm" fo:margin-bottom="0cm" fo:text-indent="0cm" style:auto-text-indent="false"/>
    </style:style>
    <style:style style:name="P35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/>
    </style:style>
    <style:style style:name="P36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color="#000000" fo:font-size="9pt" style:font-size-asian="9pt" style:font-size-complex="9pt"/>
    </style:style>
    <style:style style:name="P37" style:family="paragraph" style:parent-style-name="Preformatted_20_Text">
      <style:paragraph-properties fo:margin-left="0cm" fo:margin-right="0cm" fo:margin-top="0cm" fo:margin-bottom="0cm" fo:text-indent="0cm" style:auto-text-indent="false"/>
      <style:text-properties fo:font-size="9pt" style:font-size-asian="9pt" style:font-size-complex="9pt"/>
    </style:style>
    <style:style style:name="P38" style:family="paragraph" style:parent-style-name="Preformatted_20_Text">
      <style:paragraph-properties fo:margin-left="0cm" fo:margin-right="0cm" fo:margin-top="0cm" fo:margin-bottom="0cm" fo:text-indent="0cm" style:auto-text-indent="false" fo:break-before="page"/>
    </style:style>
    <style:style style:name="P39" style:family="paragraph" style:parent-style-name="Preformatted_20_Text">
      <style:paragraph-properties fo:margin-left="-0.893cm" fo:margin-right="-0.893cm" fo:text-indent="0cm" style:auto-text-indent="false"/>
      <style:text-properties fo:font-size="9pt" style:font-size-asian="9pt" style:font-size-complex="9pt"/>
    </style:style>
    <style:style style:name="P40" style:family="paragraph" style:parent-style-name="Preformatted_20_Text">
      <style:paragraph-properties fo:margin-left="-0.893cm" fo:margin-right="-0.893cm" fo:margin-top="0cm" fo:margin-bottom="0cm" fo:text-indent="0cm" style:auto-text-indent="false"/>
      <style:text-properties fo:color="#000000" fo:font-size="9pt" style:font-size-asian="9pt" style:font-size-complex="9pt"/>
    </style:style>
    <style:style style:name="P41" style:family="paragraph" style:parent-style-name="Preformatted_20_Text">
      <style:paragraph-properties fo:margin-left="-0.893cm" fo:margin-right="-0.893cm" fo:margin-top="0cm" fo:margin-bottom="0cm" fo:text-indent="0cm" style:auto-text-indent="false"/>
      <style:text-properties fo:font-size="9pt" style:font-size-asian="9pt" style:font-size-complex="9pt"/>
    </style:style>
    <style:style style:name="P42" style:family="paragraph" style:parent-style-name="Preformatted_20_Text">
      <style:paragraph-properties fo:margin-left="-0.893cm" fo:margin-right="-0.893cm" fo:margin-top="0cm" fo:margin-bottom="0.499cm" fo:text-indent="0cm" style:auto-text-indent="false"/>
      <style:text-properties fo:color="#000000" fo:font-size="9pt" style:font-size-asian="9pt" style:font-size-complex="9pt"/>
    </style:style>
    <style:style style:name="P43" style:family="paragraph" style:parent-style-name="Preformatted_20_Text">
      <style:paragraph-properties fo:margin-left="-0.893cm" fo:margin-right="-0.893cm" fo:margin-top="0cm" fo:margin-bottom="0.499cm" fo:text-indent="0cm" style:auto-text-indent="false"/>
      <style:text-properties fo:font-size="9pt" style:font-size-asian="9pt" style:font-size-complex="9pt"/>
    </style:style>
    <style:style style:name="P44" style:family="paragraph" style:parent-style-name="Preformatted_20_Text">
      <style:paragraph-properties fo:margin-left="-0.728cm" fo:margin-right="0cm" fo:text-indent="0cm" style:auto-text-indent="false"/>
      <style:text-properties style:font-name="Droid Sans Mono1" fo:font-size="9pt" style:font-size-asian="9pt" style:font-size-complex="9pt"/>
    </style:style>
    <style:style style:name="P45" style:family="paragraph" style:parent-style-name="Preformatted_20_Text">
      <style:paragraph-properties fo:margin-left="-0.728cm" fo:margin-right="0cm" fo:margin-top="0cm" fo:margin-bottom="0cm" fo:text-indent="0cm" style:auto-text-indent="false"/>
      <style:text-properties fo:color="#000000" fo:font-size="9pt" style:font-size-asian="9pt" style:font-size-complex="9pt"/>
    </style:style>
    <style:style style:name="P46" style:family="paragraph" style:parent-style-name="Preformatted_20_Text">
      <style:paragraph-properties fo:margin-left="-0.728cm" fo:margin-right="0cm" fo:margin-top="0cm" fo:margin-bottom="0cm" fo:text-indent="0cm" style:auto-text-indent="false"/>
      <style:text-properties fo:font-size="9pt" style:font-size-asian="9pt" style:font-size-complex="9pt"/>
    </style:style>
    <style:style style:name="P47" style:family="paragraph" style:parent-style-name="Preformatted_20_Text">
      <style:paragraph-properties fo:margin-left="-0.728cm" fo:margin-right="0cm" fo:margin-top="0cm" fo:margin-bottom="0.499cm" fo:text-indent="0cm" style:auto-text-indent="false"/>
      <style:text-properties fo:font-size="9pt" style:font-size-asian="9pt" style:font-size-complex="9pt"/>
    </style:style>
    <style:style style:name="P48" style:family="paragraph" style:parent-style-name="Preformatted_20_Text">
      <style:paragraph-properties fo:margin-left="-0.76cm" fo:margin-right="-0.794cm" fo:text-indent="0cm" style:auto-text-indent="false"/>
      <style:text-properties style:font-name="Droid Sans Mono1" fo:font-size="9pt" style:font-size-asian="9pt" style:font-size-complex="9pt"/>
    </style:style>
    <style:style style:name="P49" style:family="paragraph" style:parent-style-name="Preformatted_20_Text">
      <style:paragraph-properties fo:margin-left="-0.76cm" fo:margin-right="-0.794cm" fo:margin-top="0cm" fo:margin-bottom="0cm" fo:text-indent="0cm" style:auto-text-indent="false"/>
      <style:text-properties fo:font-size="9pt" style:font-size-asian="9pt" style:font-size-complex="9pt"/>
    </style:style>
    <style:style style:name="P50" style:family="paragraph" style:parent-style-name="Preformatted_20_Text">
      <style:paragraph-properties fo:margin-left="-0.76cm" fo:margin-right="-0.794cm" fo:margin-top="0cm" fo:margin-bottom="0cm" fo:text-indent="0cm" style:auto-text-indent="false"/>
      <style:text-properties fo:color="#000000" fo:font-size="9pt" style:font-size-asian="9pt" style:font-size-complex="9pt"/>
    </style:style>
    <style:style style:name="P51" style:family="paragraph" style:parent-style-name="Preformatted_20_Text">
      <style:paragraph-properties fo:margin-left="-0.76cm" fo:margin-right="-0.794cm" fo:margin-top="0cm" fo:margin-bottom="0.499cm" fo:text-indent="0cm" style:auto-text-indent="false"/>
      <style:text-properties fo:font-size="9pt" style:font-size-asian="9pt" style:font-size-complex="9pt"/>
    </style:style>
    <style:style style:name="P52" style:family="paragraph" style:parent-style-name="Preformatted_20_Text">
      <style:paragraph-properties fo:margin-left="-0.728cm" fo:margin-right="-0.861cm" fo:text-indent="0cm" style:auto-text-indent="false"/>
      <style:text-properties style:font-name="Droid Sans Mono1" fo:font-size="9pt" style:font-size-asian="9pt" style:font-size-complex="9pt"/>
    </style:style>
    <style:style style:name="P53" style:family="paragraph" style:parent-style-name="Preformatted_20_Text">
      <style:paragraph-properties fo:margin-left="-0.728cm" fo:margin-right="-0.861cm" fo:margin-top="0cm" fo:margin-bottom="0cm" fo:text-indent="0cm" style:auto-text-indent="false"/>
      <style:text-properties fo:font-size="9pt" style:font-size-asian="9pt" style:font-size-complex="9pt"/>
    </style:style>
    <style:style style:name="P54" style:family="paragraph" style:parent-style-name="Preformatted_20_Text">
      <style:paragraph-properties fo:margin-left="-0.728cm" fo:margin-right="-0.861cm" fo:margin-top="0cm" fo:margin-bottom="0.499cm" fo:text-indent="0cm" style:auto-text-indent="false"/>
      <style:text-properties fo:color="#000000" fo:font-size="9pt" style:font-size-asian="9pt" style:font-size-complex="9pt"/>
    </style:style>
    <style:style style:name="P55" style:family="paragraph">
      <style:paragraph-properties fo:text-align="center"/>
    </style:style>
    <style:style style:name="T1" style:family="text">
      <style:text-properties fo:color="#800080"/>
    </style:style>
    <style:style style:name="T2" style:family="text">
      <style:text-properties fo:color="#800080" style:font-name-asian="Calibri3" style:font-name-complex="Calibri3"/>
    </style:style>
    <style:style style:name="T3" style:family="text">
      <style:text-properties fo:color="#000000"/>
    </style:style>
    <style:style style:name="T4" style:family="text">
      <style:text-properties fo:color="#000000" style:font-name-asian="Calibri3" style:font-name-complex="Calibri3"/>
    </style:style>
    <style:style style:name="T5" style:family="text">
      <style:text-properties fo:color="#808000"/>
    </style:style>
    <style:style style:name="T6" style:family="text">
      <style:text-properties fo:color="#808000" style:font-name-asian="Calibri3" style:font-name-complex="Calibri3"/>
    </style:style>
    <style:style style:name="T7" style:family="text">
      <style:text-properties fo:color="#c0c0c0"/>
    </style:style>
    <style:style style:name="T8" style:family="text">
      <style:text-properties fo:color="#c0c0c0" style:font-name-asian="Calibri3" style:font-name-complex="Calibri3"/>
    </style:style>
    <style:style style:name="T9" style:family="text">
      <style:text-properties fo:color="#800000"/>
    </style:style>
    <style:style style:name="T10" style:family="text">
      <style:text-properties fo:color="#000080"/>
    </style:style>
    <style:style style:name="T11" style:family="text">
      <style:text-properties style:font-name="Calibri3" style:font-name-asian="Calibri3" style:font-name-complex="Calibri3"/>
    </style:style>
    <style:style style:name="T12" style:family="text">
      <style:text-properties style:font-name-asian="Calibri3" style:font-name-complex="Calibri3"/>
    </style:style>
    <style:style style:name="T13" style:family="text">
      <style:text-properties fo:color="#008000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P3"/>
      <text:p text:style-name="P3">Projet de Complexité</text:p>
      <text:p text:style-name="P3">et Algorithmique Appliquée</text:p>
      <text:p text:style-name="P3"/>
      <text:p text:style-name="P3">Couverture par sommets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>M2 informatique</text:p>
      <text:p text:style-name="P4">Christopher Cacciatore</text:p>
      <text:p text:style-name="P4">Quentin Poussier</text:p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</text:index-body>
      </text:table-of-content>
      <text:p text:style-name="P5"/>
      <text:h text:style-name="P26" text:outline-level="1">Génération aléatoire</text:h>
      <text:h text:style-name="Heading_20_2" text:outline-level="2">Génération aléatoire d'arbres</text:h>
      <text:h text:style-name="Heading_20_3" text:outline-level="3">Paramètres :</text:h>
      <text:list xml:id="list739666707" text:style-name="L1">
        <text:list-item>
          <text:p text:style-name="P6">n : nombre de sommets</text:p>
        </text:list-item>
      </text:list>
      <text:h text:style-name="Heading_20_3" text:outline-level="3">Méthode :</text:h>
      <text:list xml:id="list758422263" text:style-name="L2">
        <text:list-item>
          <text:p text:style-name="P7">Pour chaque sommet S à ajouter</text:p>
          <text:list>
            <text:list-item>
              <text:p text:style-name="P7">On ajoute S à la liste des sommets</text:p>
            </text:list-item>
            <text:list-item>
              <text:p text:style-name="P7">Si le graphe contient déjà des sommets</text:p>
              <text:list>
                <text:list-item>
                  <text:p text:style-name="P7">On en tire un au hasard : S'!= S</text:p>
                </text:list-item>
                <text:list-item>
                  <text:p text:style-name="P7">On créé l'arête [S, S']</text:p>
                </text:list-item>
              </text:list>
            </text:list-item>
          </text:list>
        </text:list-item>
      </text:list>
      <text:h text:style-name="Heading_20_3" text:outline-level="3">En C++ :</text:h>
      <text:p text:style-name="Preformatted_20_Text"><text:span text:style-name="T1">Tree</text:span><text:span text:style-name="T3">::Tree(</text:span><text:span text:style-name="T5">int</text:span><text:span text:style-name="T7"> </text:span><text:span text:style-name="T3">nbNode)</text:span></text:p>
      <text:p text:style-name="P35">{</text:p>
      <text:p text:style-name="P34"><text:span text:style-name="T7"><text:s text:c="4"/></text:span><text:span text:style-name="T9">nbVerts</text:span><text:span text:style-name="T7"> </text:span><text:span text:style-name="T3">=</text:span><text:span text:style-name="T7"> </text:span><text:span text:style-name="T10">0</text:span><text:span text:style-name="T3">;</text:span></text:p>
      <text:p text:style-name="P34"><text:span text:style-name="T7"><text:s text:c="4"/></text:span><text:span text:style-name="T5">for</text:span><text:span text:style-name="T3">(</text:span><text:span text:style-name="T5">int</text:span><text:span text:style-name="T7"> </text:span><text:span text:style-name="T3">i=</text:span><text:span text:style-name="T10">0</text:span><text:span text:style-name="T3">;</text:span><text:span text:style-name="T7"> </text:span><text:span text:style-name="T3">i&lt;nbNode;</text:span><text:span text:style-name="T7"> </text:span><text:span text:style-name="T3">i++)</text:span></text:p>
      <text:p text:style-name="P34"><text:span text:style-name="T7"><text:s text:c="4"/></text:span><text:span text:style-name="T3">{</text:span></text:p>
      <text:p text:style-name="P34"><text:span text:style-name="T7"><text:s text:c="8"/></text:span><text:span text:style-name="T1">Node</text:span><text:span text:style-name="T7"> </text:span><text:span text:style-name="T3">n(i);</text:span></text:p>
      <text:p text:style-name="P30"><text:span text:style-name="T7"><text:s text:c="8"/></text:span><text:span text:style-name="T3">addVert(n);</text:span></text:p>
      <text:p text:style-name="P34"><text:span text:style-name="T7"><text:s text:c="8"/></text:span><text:span text:style-name="T5">int</text:span><text:span text:style-name="T7"> </text:span><text:span text:style-name="T3">rdNodeId</text:span><text:span text:style-name="T7"> </text:span><text:span text:style-name="T3">=</text:span><text:span text:style-name="T7"> </text:span><text:span text:style-name="T3">rand()%</text:span><text:span text:style-name="T9">nbVerts</text:span><text:span text:style-name="T3">;</text:span></text:p>
      <text:p text:style-name="P34"><text:span text:style-name="T7"><text:s text:c="8"/></text:span><text:span text:style-name="T5">while</text:span><text:span text:style-name="T3">((</text:span><text:span text:style-name="T9">nbVerts</text:span><text:span text:style-name="T3">&gt;</text:span><text:span text:style-name="T10">1</text:span><text:span text:style-name="T3">)</text:span><text:span text:style-name="T7"> </text:span><text:span text:style-name="T3">&amp;&amp;</text:span><text:span text:style-name="T7"> </text:span><text:span text:style-name="T3">(rdNodeId==i))</text:span></text:p>
      <text:p text:style-name="P30"><text:span text:style-name="T7"><text:s text:c="12"/></text:span><text:span text:style-name="T3">rdNodeId</text:span><text:span text:style-name="T7"> </text:span><text:span text:style-name="T3">=</text:span><text:span text:style-name="T7"> </text:span><text:span text:style-name="T3">rand()%</text:span><text:span text:style-name="T9">nbVerts</text:span><text:span text:style-name="T3">;</text:span></text:p>
      <text:p text:style-name="P34"><text:span text:style-name="T7"><text:s text:c="8"/></text:span><text:span text:style-name="T1">ListAdj</text:span><text:span text:style-name="T3">*</text:span><text:span text:style-name="T7"> </text:span><text:span text:style-name="T3">Lrd</text:span><text:span text:style-name="T7"> </text:span><text:span text:style-name="T3">=</text:span><text:span text:style-name="T7"> </text:span><text:span text:style-name="T3">getListFromNode(</text:span><text:span text:style-name="T1">Node</text:span><text:span text:style-name="T3">(rdNodeId));</text:span></text:p>
      <text:p text:style-name="P30"><text:span text:style-name="T7"><text:s text:c="8"/></text:span><text:span text:style-name="T1">ListAdj</text:span><text:span text:style-name="T3">*</text:span><text:span text:style-name="T7"> </text:span><text:span text:style-name="T3">Ln</text:span><text:span text:style-name="T7"> </text:span><text:span text:style-name="T3">=</text:span><text:span text:style-name="T7"> </text:span><text:span text:style-name="T3">getListFromNode(n);</text:span></text:p>
      <text:p text:style-name="P34"><text:span text:style-name="T7"><text:s text:c="8"/></text:span><text:span text:style-name="T5">if</text:span><text:span text:style-name="T3">((*Lrd).getNode()</text:span><text:span text:style-name="T7"> </text:span><text:span text:style-name="T3">!=</text:span><text:span text:style-name="T7"> </text:span><text:span text:style-name="T3">n)</text:span></text:p>
      <text:p text:style-name="P30"><text:span text:style-name="T7"><text:s text:c="12"/></text:span><text:span text:style-name="T3">addEdge(Lrd,</text:span><text:span text:style-name="T7"> </text:span><text:span text:style-name="T3">Ln);</text:span></text:p>
      <text:p text:style-name="P34"><text:span text:style-name="T7"><text:s text:c="4"/></text:span><text:span text:style-name="T3">}</text:span></text:p>
      <text:p text:style-name="P35">}</text:p>
      <text:h text:style-name="Heading_20_3" text:outline-level="3">Complexité :</text:h>
      <text:p text:style-name="Text_20_body">Les opérations de création et d'ajout de sommets et d'arêtes s'effectuent en temps constant. Par conséquent, Cet algorithme a une complexité de O(n).</text:p>
      <text:h text:style-name="P1" text:outline-level="2">Génération aléatoire de graphes</text:h>
      <text:h text:style-name="Heading_20_3" text:outline-level="3">Paramètres :</text:h>
      <text:list xml:id="list1993590568" text:style-name="L3">
        <text:list-item>
          <text:p text:style-name="P8">n : nombre de sommets</text:p>
        </text:list-item>
        <text:list-item>
          <text:p text:style-name="P8">p : probabilité de tracer une arête entre deux sommets</text:p>
        </text:list-item>
      </text:list>
      <text:h text:style-name="Heading_20_3" text:outline-level="3">Méthode :</text:h>
      <text:list xml:id="list215073921" text:style-name="L4">
        <text:list-item>
          <text:p text:style-name="P9">On ajoute n sommets au graphe</text:p>
        </text:list-item>
        <text:list-item>
          <text:p text:style-name="P9">Pour chaque couple de sommets (S, S')</text:p>
          <text:list>
            <text:list-item>
              <text:p text:style-name="P9">On tire un nombre aléatoire entre 0 et 100 : rand</text:p>
            </text:list-item>
            <text:list-item>
              <text:p text:style-name="P9">Si (S!=S') et (rand&lt;p) et l'arête [S,S'] n'existe pas</text:p>
              <text:list>
                <text:list-item>
                  <text:p text:style-name="P9">on ajoute l'arête [S,S']</text:p>
                </text:list-item>
              </text:list>
            </text:list-item>
          </text:list>
        </text:list-item>
      </text:list>
      <text:h text:style-name="Heading_20_3" text:outline-level="3">En C++ :</text:h>
      <text:p text:style-name="P39"><text:span text:style-name="T1">Graph</text:span><text:span text:style-name="T3">::Graph(</text:span><text:span text:style-name="T5">int</text:span><text:span text:style-name="T7"> </text:span><text:span text:style-name="T3">nbNode,</text:span><text:span text:style-name="T7"> </text:span><text:span text:style-name="T5">int</text:span><text:span text:style-name="T7"> </text:span><text:span text:style-name="T3">prob)</text:span></text:p>
      <text:p text:style-name="P40">{</text:p>
      <text:p text:style-name="P41"><text:span text:style-name="T7"><text:s text:c="4"/></text:span><text:span text:style-name="T5">this</text:span><text:span text:style-name="T3">-&gt;</text:span><text:span text:style-name="T9">nbVerts</text:span><text:span text:style-name="T7"> </text:span><text:span text:style-name="T3">=</text:span><text:span text:style-name="T7"> </text:span><text:span text:style-name="T10">0</text:span><text:span text:style-name="T3">;</text:span></text:p>
      <text:p text:style-name="P43"><text:span text:style-name="T7"><text:s text:c="4"/></text:span><text:span text:style-name="T5">this</text:span><text:span text:style-name="T3">-&gt;</text:span><text:span text:style-name="T9">nbEdges</text:span><text:span text:style-name="T7"> </text:span><text:span text:style-name="T3">=</text:span><text:span text:style-name="T7"> </text:span><text:span text:style-name="T10">0</text:span><text:span text:style-name="T3">;</text:span></text:p>
      <text:p text:style-name="P41"><text:span text:style-name="T7"><text:s text:c="4"/></text:span><text:span text:style-name="T5">for</text:span><text:span text:style-name="T3">(</text:span><text:span text:style-name="T5">int</text:span><text:span text:style-name="T7"> </text:span><text:span text:style-name="T3">i=</text:span><text:span text:style-name="T10">0</text:span><text:span text:style-name="T3">;</text:span><text:span text:style-name="T7"> </text:span><text:span text:style-name="T3">i</text:span><text:span text:style-name="T7"> </text:span><text:span text:style-name="T3">&lt;</text:span><text:span text:style-name="T7"> </text:span><text:span text:style-name="T3">nbNode;</text:span><text:span text:style-name="T7"> </text:span><text:span text:style-name="T3">i++){</text:span></text:p>
      <text:p text:style-name="P41"><text:span text:style-name="T7"><text:s text:c="8"/></text:span><text:span text:style-name="T1">Node</text:span><text:span text:style-name="T7"> </text:span><text:span text:style-name="T3">n(i);</text:span></text:p>
      <text:p text:style-name="P41"><text:span text:style-name="T7"><text:s text:c="8"/></text:span><text:span text:style-name="T3">addVert(n);</text:span></text:p>
      <text:p text:style-name="P41"><text:span text:style-name="T7"><text:s text:c="4"/></text:span><text:span text:style-name="T3">}</text:span></text:p>
      <text:p text:style-name="P41"><text:span text:style-name="T7"><text:s text:c="4"/></text:span><text:span text:style-name="T1">list</text:span><text:span text:style-name="T3">&lt;</text:span><text:span text:style-name="T1">Node</text:span><text:span text:style-name="T3">&gt;</text:span><text:span text:style-name="T7"> </text:span><text:span text:style-name="T3">done;</text:span></text:p>
      <text:p text:style-name="P41"><text:span text:style-name="T7"><text:s text:c="4"/></text:span><text:span text:style-name="T5">for</text:span><text:span text:style-name="T7"> </text:span><text:span text:style-name="T3">(l</text:span><text:span text:style-name="T1">ist</text:span><text:span text:style-name="T3">&lt;</text:span><text:span text:style-name="T1">ListAdj</text:span><text:span text:style-name="T3">&gt;::</text:span><text:span text:style-name="T1">iterator</text:span><text:span text:style-name="T7"> </text:span><text:span text:style-name="T3">it=</text:span><text:span text:style-name="T9">listListAdj</text:span><text:span text:style-name="T3">.begin();</text:span><text:span text:style-name="T7"> </text:span><text:span text:style-name="T3">it</text:span><text:span text:style-name="T3">!=</text:span><text:span text:style-name="T9">listListAdj</text:span><text:span text:style-name="T3">.end();</text:span><text:span text:style-name="T7"> </text:span><text:span text:style-name="T3">++it)</text:span></text:p>
      <text:p text:style-name="P41"><text:span text:style-name="T7"><text:s text:c="4"/></text:span><text:span text:style-name="T3">{</text:span></text:p>
      <text:p text:style-name="P41"><text:span text:style-name="T7"><text:s text:c="8"/></text:span><text:span text:style-name="T5">for</text:span><text:span text:style-name="T7"> </text:span><text:span text:style-name="T3">(</text:span><text:span text:style-name="T1">list</text:span><text:span text:style-name="T3">&lt;</text:span><text:span text:style-name="T1">ListAdj</text:span><text:span text:style-name="T3">&gt;::</text:span><text:span text:style-name="T1">iterator</text:span><text:span text:style-name="T7"> </text:span><text:span text:style-name="T3">it2=</text:span><text:span text:style-name="T9">listListAdj</text:span><text:span text:style-name="T3">.begin();</text:span><text:span text:style-name="T7"> </text:span><text:span text:style-name="T3">it2!=</text:span><text:span text:style-name="T9">listListAdj</text:span><text:span text:style-name="T3">.end();</text:span><text:span text:style-name="T7"> </text:span><text:span text:style-name="T3">++it2)</text:span></text:p>
      <text:p text:style-name="P43"><text:span text:style-name="T7"><text:s text:c="8"/></text:span><text:span text:style-name="T3">{</text:span></text:p>
      <text:p text:style-name="P41"><text:span text:style-name="T7"><text:s text:c="12"/></text:span><text:span text:style-name="T5">if</text:span><text:span text:style-name="T3">(it</text:span><text:span text:style-name="T7"> </text:span><text:span text:style-name="T3">!=</text:span><text:span text:style-name="T7"> </text:span><text:span text:style-name="T3">it2){</text:span></text:p>
      <text:p text:style-name="P41"><text:span text:style-name="T7"><text:s text:c="16"/></text:span><text:span text:style-name="T5">if</text:span><text:span text:style-name="T3">((rand()</text:span><text:span text:style-name="T7"> </text:span><text:span text:style-name="T3">%</text:span><text:span text:style-name="T7"> </text:span><text:span text:style-name="T10">100</text:span><text:span text:style-name="T3">)</text:span><text:span text:style-name="T7"> </text:span><text:span text:style-name="T3">&lt;</text:span><text:span text:style-name="T7"> </text:span><text:span text:style-name="T3">prob){</text:span></text:p>
      <text:p text:style-name="P41"><text:span text:style-name="T7"><text:s text:c="20"/></text:span><text:span text:style-name="T1">Node</text:span><text:span text:style-name="T7"> </text:span><text:span text:style-name="T3">n</text:span><text:span text:style-name="T7"> </text:span><text:span text:style-name="T3">=</text:span><text:span text:style-name="T7"> </text:span><text:span text:style-name="T3">(*it2).</text:span>getNode<text:span text:style-name="T3">();</text:span></text:p>
      <text:p text:style-name="P41"><text:span text:style-name="T7"><text:s text:c="20"/></text:span><text:span text:style-name="T5">if</text:span><text:span text:style-name="T3">(!isInList&lt;</text:span><text:span text:style-name="T1">Node</text:span><text:span text:style-name="T3">&gt;(n,</text:span><text:span text:style-name="T7"> </text:span><text:span text:style-name="T3">done)){</text:span></text:p>
      <text:p text:style-name="P41"><text:span text:style-name="T7"><text:s text:c="24"/></text:span><text:span text:style-name="T3">addEdge(&amp;(*it),</text:span><text:span text:style-name="T7"> </text:span><text:span text:style-name="T3">&amp;(*it2));</text:span></text:p>
      <text:p text:style-name="P41"><text:span text:style-name="T7"><text:s text:c="20"/></text:span><text:span text:style-name="T3">}</text:span></text:p>
      <text:p text:style-name="P41"><text:span text:style-name="T7"><text:s text:c="16"/></text:span><text:span text:style-name="T3">}</text:span></text:p>
      <text:p text:style-name="P41"><text:span text:style-name="T7"><text:s text:c="12"/></text:span><text:span text:style-name="T3">}</text:span></text:p>
      <text:p text:style-name="P41"><text:span text:style-name="T7"><text:s text:c="12"/></text:span><text:span text:style-name="T3">done.push_back((*it).</text:span>getNode<text:span text:style-name="T3">());</text:span></text:p>
      <text:p text:style-name="P41"><text:span text:style-name="T7"><text:s text:c="8"/></text:span><text:span text:style-name="T3">}</text:span></text:p>
      <text:p text:style-name="P43"><text:span text:style-name="T7"><text:s text:c="4"/></text:span><text:span text:style-name="T3">}</text:span></text:p>
      <text:p text:style-name="P42">}</text:p>
      <text:h text:style-name="Heading_20_3" text:outline-level="3">Complexité :</text:h>
      <text:p text:style-name="Text_20_body"><draw:line text:anchor-type="paragraph" draw:z-index="0" draw:style-name="gr1" draw:text-style-name="P55" svg:x1="0.613cm" svg:y1="0.582cm" svg:x2="0.579cm" svg:y2="1.21cm"><text:p/></draw:line><draw:line text:anchor-type="paragraph" draw:z-index="1" draw:style-name="gr1" draw:text-style-name="P55" svg:x1="1.274cm" svg:y1="0.614cm" svg:x2="7.523cm" svg:y2="1.244cm"><text:p/></draw:line>O(n + n²) = O(n²)</text:p>
      <text:p text:style-name="Text_20_body">première boucle for<text:tab/><text:tab/><text:tab/><text:tab/>boucles imbriquées</text:p>
      <text:p text:style-name="Text_20_body"/>
      <text:h text:style-name="P1" text:outline-level="2">Génération aléatoire de graphes bipartis</text:h>
      <text:h text:style-name="Heading_20_3" text:outline-level="3">Paramètres :</text:h>
      <text:list xml:id="list163768680" text:style-name="L5">
        <text:list-item>
          <text:p text:style-name="P10">n : nombre de sommets</text:p>
        </text:list-item>
        <text:list-item>
          <text:p text:style-name="P10">p : probabilité de tracer une arête entre deux sommets</text:p>
        </text:list-item>
      </text:list>
      <text:h text:style-name="Heading_20_3" text:outline-level="3">Méthode :</text:h>
      <text:list xml:id="list424450795" text:style-name="L6">
        <text:list-item>
          <text:p text:style-name="P12">On ajoute les n sommets en les répartissant dans deux ensembles distincts : partLeft et partRight non vides</text:p>
        </text:list-item>
        <text:list-item>
          <text:p text:style-name="P12">Pour chaque sommet S de partLeft</text:p>
          <text:list>
            <text:list-item>
              <text:p text:style-name="P12">Pour chaque sommet S' de partRight</text:p>
              <text:list>
                <text:list-item>
                  <text:p text:style-name="P12">On tire un nombre aléatoire entre 0 et 100 : rand</text:p>
                </text:list-item>
                <text:list-item>
                  <text:p text:style-name="P12">Si (rand&lt;p) et l'arête [S,S'] n'existe pas</text:p>
                  <text:list>
                    <text:list-item>
                      <text:p text:style-name="P12">on ajoute l'arête [S,S']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En C++ :</text:h>
      <text:p text:style-name="P27"><text:span text:style-name="T1">Bipart</text:span><text:span text:style-name="T3">::Bipart(</text:span><text:span text:style-name="T5">int</text:span><text:span text:style-name="T7"> </text:span><text:span text:style-name="T3">nbNode,</text:span><text:span text:style-name="T7"> </text:span><text:span text:style-name="T5">int</text:span><text:span text:style-name="T7"> </text:span><text:span text:style-name="T3">prob)</text:span></text:p>
      <text:p text:style-name="P36">{</text:p>
      <text:p text:style-name="P37"><text:span text:style-name="T7"><text:s text:c="4"/></text:span><text:span text:style-name="T5">this</text:span><text:span text:style-name="T3">-&gt;</text:span><text:span text:style-name="T9">nbVerts</text:span><text:span text:style-name="T7"> </text:span><text:span text:style-name="T3">=</text:span><text:span text:style-name="T7"> </text:span><text:span text:style-name="T3">nbNode;</text:span></text:p>
      <text:p text:style-name="P37"><text:span text:style-name="T7"><text:s text:c="4"/></text:span><text:span text:style-name="T9">partLeft</text:span><text:span text:style-name="T3">.push_back(</text:span><text:span text:style-name="T1">ListAdj</text:span><text:span text:style-name="T3">((</text:span><text:span text:style-name="T1">Node</text:span><text:span text:style-name="T3">(</text:span><text:span text:style-name="T10">0</text:span><text:span text:style-name="T3">))));</text:span></text:p>
      <text:p text:style-name="P37"><text:span text:style-name="T7"><text:s text:c="4"/></text:span><text:span text:style-name="T9">partRight</text:span><text:span text:style-name="T3">.push_back(</text:span><text:span text:style-name="T1">ListAdj</text:span><text:span text:style-name="T3">((</text:span><text:span text:style-name="T1">Node</text:span><text:span text:style-name="T3">(</text:span><text:span text:style-name="T10">1</text:span><text:span text:style-name="T3">))));</text:span></text:p>
      <text:p text:style-name="P37"><text:span text:style-name="T7"><text:s text:c="4"/></text:span><text:span text:style-name="T5">for</text:span><text:span text:style-name="T3">(</text:span><text:span text:style-name="T5">int</text:span><text:span text:style-name="T7"> </text:span><text:span text:style-name="T3">i=</text:span><text:span text:style-name="T10">2</text:span><text:span text:style-name="T3">;</text:span><text:span text:style-name="T7"> </text:span><text:span text:style-name="T3">i</text:span><text:span text:style-name="T7"> </text:span><text:span text:style-name="T3">&lt;</text:span><text:span text:style-name="T7"> </text:span><text:span text:style-name="T9">nbVerts</text:span><text:span text:style-name="T3">;</text:span><text:span text:style-name="T7"> </text:span><text:span text:style-name="T3">i++){</text:span></text:p>
      <text:p text:style-name="P37"><text:span text:style-name="T7"><text:s text:c="8"/></text:span><text:span text:style-name="T1">Node</text:span><text:span text:style-name="T7"> </text:span><text:span text:style-name="T3">n(i);</text:span></text:p>
      <text:p text:style-name="P37"><text:span text:style-name="T7"><text:s text:c="8"/></text:span><text:span text:style-name="T3">addVert(n);</text:span></text:p>
      <text:p text:style-name="P37"><text:span text:style-name="T7"><text:s text:c="4"/></text:span><text:span text:style-name="T3">}</text:span></text:p>
      <text:p text:style-name="P37"><text:span text:style-name="T7"><text:s text:c="4"/></text:span><text:span text:style-name="T5">for</text:span><text:span text:style-name="T7"> </text:span><text:span text:style-name="T3">(</text:span><text:span text:style-name="T1">list</text:span><text:span text:style-name="T3">&lt;</text:span><text:span text:style-name="T1">ListAdj</text:span><text:span text:style-name="T3">&gt;::</text:span><text:span text:style-name="T1">iterator</text:span><text:span text:style-name="T7"> </text:span><text:span text:style-name="T3">it=</text:span><text:span text:style-name="T9">partLeft</text:span><text:span text:style-name="T3">.begin();</text:span><text:span text:style-name="T7"> </text:span><text:span text:style-name="T3">it</text:span><text:span text:style-name="T3">!=</text:span><text:span text:style-name="T9">partLeft</text:span><text:span text:style-name="T3">.end();</text:span><text:span text:style-name="T7"> </text:span><text:span text:style-name="T3">++it)</text:span></text:p>
      <text:p text:style-name="P37"><text:span text:style-name="T7"><text:s text:c="4"/></text:span><text:span text:style-name="T3">{</text:span></text:p>
      <text:p text:style-name="P37"><text:span text:style-name="T7"><text:s text:c="8"/></text:span><text:span text:style-name="T5">for</text:span><text:span text:style-name="T7"> </text:span><text:span text:style-name="T3">(</text:span><text:span text:style-name="T1">list</text:span><text:span text:style-name="T3">&lt;</text:span><text:span text:style-name="T1">ListAdj</text:span><text:span text:style-name="T3">&gt;::</text:span><text:span text:style-name="T1">iterator</text:span><text:span text:style-name="T7"> </text:span><text:span text:style-name="T3">it2=</text:span><text:span text:style-name="T9">partRight</text:span><text:span text:style-name="T3">.begin();</text:span><text:span text:style-name="T7"> </text:span><text:span text:style-name="T3">it2</text:span><text:span text:style-name="T3">!=</text:span><text:span text:style-name="T9">partRight</text:span><text:span text:style-name="T3">.end();</text:span><text:span text:style-name="T7"> </text:span><text:span text:style-name="T3">++it2)</text:span></text:p>
      <text:p text:style-name="P37"><text:span text:style-name="T7"><text:s text:c="8"/></text:span><text:span text:style-name="T3">{</text:span></text:p>
      <text:p text:style-name="P37"><text:span text:style-name="T7"><text:s text:c="12"/></text:span><text:span text:style-name="T5">if</text:span><text:span text:style-name="T3">(it</text:span><text:span text:style-name="T7"> </text:span><text:span text:style-name="T3">!=</text:span><text:span text:style-name="T7"> </text:span><text:span text:style-name="T3">it2){</text:span></text:p>
      <text:p text:style-name="P37"><text:span text:style-name="T7"><text:s text:c="16"/></text:span><text:span text:style-name="T5">if</text:span><text:span text:style-name="T3">((rand()</text:span><text:span text:style-name="T7"> </text:span><text:span text:style-name="T3">%</text:span><text:span text:style-name="T7"> </text:span><text:span text:style-name="T10">100</text:span><text:span text:style-name="T3">)</text:span><text:span text:style-name="T7"> </text:span><text:span text:style-name="T3">&lt;</text:span><text:span text:style-name="T7"> </text:span><text:span text:style-name="T3">prob){</text:span></text:p>
      <text:p text:style-name="P37"><text:span text:style-name="T7"><text:s text:c="20"/></text:span><text:span text:style-name="T3">addEdge(&amp;(*it),</text:span><text:span text:style-name="T7"> </text:span><text:span text:style-name="T3">&amp;(*it2));</text:span></text:p>
      <text:p text:style-name="P37"><text:span text:style-name="T7"><text:s text:c="16"/></text:span><text:span text:style-name="T3">}</text:span></text:p>
      <text:p text:style-name="P37"><text:span text:style-name="T7"><text:s text:c="12"/></text:span><text:span text:style-name="T3">}</text:span></text:p>
      <text:p text:style-name="P37"><text:span text:style-name="T7"><text:s text:c="8"/></text:span><text:span text:style-name="T3">}</text:span></text:p>
      <text:p text:style-name="P33"><text:span text:style-name="T7"><text:s text:c="4"/></text:span><text:span text:style-name="T3">}</text:span></text:p>
      <text:p text:style-name="P36">}</text:p>
      <text:p text:style-name="P11"/>
      <text:h text:style-name="Heading_20_3" text:outline-level="3">Complexité :</text:h>
      <text:p text:style-name="Text_20_body">O(n + c*(n-c)) avec c étant le nombre d'éléments de partLeft.</text:p>
      <text:p text:style-name="Text_20_body">O(n + n*c-c²) <text:span text:style-name="T11">≈ O(n)</text:span></text:p>
      <text:p text:style-name="Text_20_body"><text:span text:style-name="T11"/></text:p>
      <text:h text:style-name="P1" text:outline-level="2"><text:span text:style-name="T11">Génération aléatoire de graphes ayant une petite couverture</text:span></text:h>
      <text:h text:style-name="Heading_20_3" text:outline-level="3"><text:span text:style-name="T11">Paramètres :</text:span></text:h>
      <text:list xml:id="list625898442" text:style-name="L7">
        <text:list-item>
          <text:p text:style-name="P13"><text:span text:style-name="T11">n : nombre de sommets</text:span></text:p>
        </text:list-item>
        <text:list-item>
          <text:p text:style-name="P13"><text:span text:style-name="T11">p : probabilité de tracer une arête entre deux sommets</text:span></text:p>
        </text:list-item>
        <text:list-item>
          <text:p text:style-name="P13"><text:span text:style-name="T11">k : taille de la couverture</text:span></text:p>
        </text:list-item>
      </text:list>
      <text:h text:style-name="Heading_20_3" text:outline-level="3"><text:span text:style-name="T11">Méthode :</text:span></text:h>
      <text:list xml:id="list839038270" text:style-name="L8">
        <text:list-item>
          <text:p text:style-name="P14"><text:span text:style-name="T11">On ajoute n sommets au graphe, et on définit les k premiers comme appartenant à la couverture</text:span></text:p>
        </text:list-item>
        <text:list-item>
          <text:p text:style-name="P14"><text:span text:style-name="T11">Pour chaque sommet S de la couverture</text:span></text:p>
          <text:list>
            <text:list-item>
              <text:p text:style-name="P14"><text:span text:style-name="T11">Pour chaque sommet S' du graphe</text:span></text:p>
              <text:list>
                <text:list-item>
                  <text:p text:style-name="P14"><text:span text:style-name="T11">Si S!=S' et rand&lt;p et l'arête [S,S'] n'existe pas</text:span></text:p>
                  <text:list>
                    <text:list-item>
                      <text:p text:style-name="P14"><text:span text:style-name="T11">on ajoute l'arête [S,S']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3" text:outline-level="3"><text:span text:style-name="T11">En C++ :</text:span></text:h>
      <text:p text:style-name="P44"><text:span text:style-name="T2">SmallCoverGraph</text:span><text:span text:style-name="T4">::SmallCoverGraph(</text:span><text:span text:style-name="T6">int</text:span><text:span text:style-name="T8"> </text:span><text:span text:style-name="T4">nbNode,</text:span><text:span text:style-name="T8"> </text:span><text:span text:style-name="T6">int</text:span><text:span text:style-name="T8"> </text:span><text:span text:style-name="T4">prob,</text:span><text:span text:style-name="T8"> </text:span><text:span text:style-name="T6">int</text:span><text:span text:style-name="T8"> </text:span><text:span text:style-name="T4">coverSize)</text:span></text:p>
      <text:p text:style-name="P45">{</text:p>
      <text:p text:style-name="P46"><text:span text:style-name="T7"><text:s text:c="4"/></text:span><text:span text:style-name="T5">this</text:span><text:span text:style-name="T3">-&gt;</text:span><text:span text:style-name="T9">nbVerts</text:span><text:span text:style-name="T3">=</text:span><text:span text:style-name="T10">0</text:span><text:span text:style-name="T3">;</text:span></text:p>
      <text:p text:style-name="P46"><text:span text:style-name="T7"><text:s text:c="4"/></text:span><text:span text:style-name="T5">for</text:span><text:span text:style-name="T3">(</text:span><text:span text:style-name="T5">int</text:span><text:span text:style-name="T7"> </text:span><text:span text:style-name="T3">i=</text:span><text:span text:style-name="T10">0</text:span><text:span text:style-name="T3">;</text:span><text:span text:style-name="T7"> </text:span><text:span text:style-name="T3">i&lt;nbNode;</text:span><text:span text:style-name="T7"> </text:span><text:span text:style-name="T3">i++)</text:span></text:p>
      <text:p text:style-name="P46"><text:span text:style-name="T7"><text:s text:c="4"/></text:span><text:span text:style-name="T3">{</text:span></text:p>
      <text:p text:style-name="P46"><text:span text:style-name="T7"><text:s text:c="8"/></text:span><text:span text:style-name="T1">Node</text:span><text:span text:style-name="T7"> </text:span><text:span text:style-name="T3">n(i);</text:span></text:p>
      <text:p text:style-name="P46"><text:span text:style-name="T7"><text:s text:c="8"/></text:span><text:span text:style-name="T3">addVert(n);</text:span></text:p>
      <text:p text:style-name="P46"><text:span text:style-name="T7"><text:s text:c="8"/></text:span><text:span text:style-name="T5">if</text:span><text:span text:style-name="T3">(i&lt;coverSize)</text:span></text:p>
      <text:p text:style-name="P46"><text:span text:style-name="T7"><text:s text:c="12"/></text:span><text:span text:style-name="T9">cover</text:span><text:span text:style-name="T3">.push_back(n);</text:span></text:p>
      <text:p text:style-name="P47"><text:span text:style-name="T7"><text:s text:c="4"/></text:span><text:span text:style-name="T3">}</text:span></text:p>
      <text:p text:style-name="P46"><text:span text:style-name="T7"><text:s text:c="4"/></text:span><text:span text:style-name="T1">std</text:span><text:span text:style-name="T3">::</text:span><text:span text:style-name="T1">list</text:span><text:span text:style-name="T3">&lt;</text:span><text:span text:style-name="T1">Node</text:span><text:span text:style-name="T3">&gt;</text:span><text:span text:style-name="T7"> </text:span><text:span text:style-name="T3">done;</text:span></text:p>
      <text:p text:style-name="P46"><text:span text:style-name="T7"><text:s text:c="4"/></text:span><text:span text:style-name="T5">for</text:span><text:span text:style-name="T7"> </text:span><text:span text:style-name="T3">(</text:span><text:span text:style-name="T1">list</text:span><text:span text:style-name="T3">&lt;</text:span><text:span text:style-name="T1">Node</text:span><text:span text:style-name="T3">&gt;::</text:span><text:span text:style-name="T1">iterator</text:span><text:span text:style-name="T7"> </text:span><text:span text:style-name="T3">it=</text:span><text:span text:style-name="T9">cover</text:span><text:span text:style-name="T3">.begin();</text:span><text:span text:style-name="T7"> </text:span><text:span text:style-name="T3">it</text:span><text:span text:style-name="T7"> </text:span><text:span text:style-name="T3">!=</text:span><text:span text:style-name="T7"> </text:span><text:span text:style-name="T9">cover</text:span><text:span text:style-name="T3">.end();</text:span><text:span text:style-name="T7"> </text:span><text:span text:style-name="T3">++it)</text:span></text:p>
      <text:p text:style-name="P46"><text:span text:style-name="T7"><text:s text:c="4"/></text:span><text:span text:style-name="T3">{</text:span></text:p>
      <text:p text:style-name="P46"><text:span text:style-name="T7"><text:s text:c="8"/></text:span><text:span text:style-name="T5">for</text:span><text:span text:style-name="T7"> </text:span><text:span text:style-name="T3">(</text:span><text:span text:style-name="T1">list</text:span><text:span text:style-name="T3">&lt;</text:span><text:span text:style-name="T1">ListAdj</text:span><text:span text:style-name="T3">&gt;::</text:span><text:span text:style-name="T1">iterator</text:span><text:span text:style-name="T7"> </text:span><text:span text:style-name="T3">it2=</text:span><text:span text:style-name="T9">listListAdj</text:span><text:span text:style-name="T3">.begin();</text:span><text:span text:style-name="T7"> </text:span><text:span text:style-name="T3">it2!=</text:span><text:span text:style-name="T9">listListAdj</text:span><text:span text:style-name="T3">.end();</text:span><text:span text:style-name="T7"> </text:span><text:span text:style-name="T3">++it2)</text:span></text:p>
      <text:p text:style-name="P46"><text:span text:style-name="T7"><text:s text:c="8"/></text:span><text:span text:style-name="T3">{</text:span></text:p>
      <text:p text:style-name="P46"><text:span text:style-name="T7"><text:s text:c="12"/></text:span><text:span text:style-name="T5">if</text:span><text:span text:style-name="T3">((*it).</text:span>getId<text:span text:style-name="T3">()</text:span><text:span text:style-name="T7"> </text:span><text:span text:style-name="T3">!=</text:span><text:span text:style-name="T7"> </text:span><text:span text:style-name="T3">(*it2).</text:span>getNode<text:span text:style-name="T3">().</text:span>getId<text:span text:style-name="T3">())</text:span></text:p>
      <text:p text:style-name="P46"><text:span text:style-name="T7"><text:s text:c="12"/></text:span><text:span text:style-name="T3">{</text:span></text:p>
      <text:p text:style-name="P46"><text:span text:style-name="T7"><text:s text:c="16"/></text:span><text:span text:style-name="T5">if</text:span><text:span text:style-name="T3">((rand()</text:span><text:span text:style-name="T7"> </text:span><text:span text:style-name="T3">%</text:span><text:span text:style-name="T7"> </text:span><text:span text:style-name="T10">100</text:span><text:span text:style-name="T3">)</text:span><text:span text:style-name="T7"> </text:span><text:span text:style-name="T3">&lt;</text:span><text:span text:style-name="T7"> </text:span><text:span text:style-name="T3">prob)</text:span></text:p>
      <text:p text:style-name="P46"><text:span text:style-name="T7"><text:s text:c="16"/></text:span><text:span text:style-name="T3">{</text:span></text:p>
      <text:p text:style-name="P46"><text:span text:style-name="T7"><text:s text:c="20"/></text:span><text:span text:style-name="T1">Node</text:span><text:span text:style-name="T7"> </text:span><text:span text:style-name="T3">n</text:span><text:span text:style-name="T7"> </text:span><text:span text:style-name="T3">=</text:span><text:span text:style-name="T7"> </text:span><text:span text:style-name="T3">(*it2).</text:span>getNode<text:span text:style-name="T3">();</text:span></text:p>
      <text:p text:style-name="P46"><text:span text:style-name="T7"><text:s text:c="20"/></text:span><text:span text:style-name="T5">if</text:span><text:span text:style-name="T3">(!isInList&lt;</text:span><text:span text:style-name="T1">Node</text:span><text:span text:style-name="T3">&gt;(n,</text:span><text:span text:style-name="T7"> </text:span><text:span text:style-name="T3">done))</text:span></text:p>
      <text:p text:style-name="P46"><text:span text:style-name="T7"><text:s text:c="20"/></text:span><text:span text:style-name="T3">{</text:span></text:p>
      <text:p text:style-name="P46"><text:span text:style-name="T7"><text:s text:c="24"/></text:span><text:span text:style-name="T1">ListAdj</text:span><text:span text:style-name="T3">*</text:span><text:span text:style-name="T7"> </text:span><text:span text:style-name="T3">tmp</text:span><text:span text:style-name="T7"> </text:span><text:span text:style-name="T3">=</text:span><text:span text:style-name="T7"> </text:span><text:span text:style-name="T3">getListFromNode(*it);</text:span></text:p>
      <text:p text:style-name="P46"><text:span text:style-name="T7"><text:s text:c="24"/></text:span><text:span text:style-name="T3">addEdge(tmp,</text:span><text:span text:style-name="T7"> </text:span><text:span text:style-name="T3">&amp;(*it2));</text:span></text:p>
      <text:p text:style-name="P46"><text:span text:style-name="T7"><text:s text:c="20"/></text:span><text:span text:style-name="T3">}</text:span></text:p>
      <text:p text:style-name="P46"><text:span text:style-name="T7"><text:s text:c="16"/></text:span><text:span text:style-name="T3">}</text:span></text:p>
      <text:p text:style-name="P46"><text:span text:style-name="T7"><text:s text:c="12"/></text:span><text:span text:style-name="T3">}</text:span></text:p>
      <text:p text:style-name="P46"><text:span text:style-name="T7"><text:s text:c="12"/></text:span><text:span text:style-name="T3">done.push_back((*it));</text:span></text:p>
      <text:p text:style-name="P46"><text:span text:style-name="T7"><text:s text:c="8"/></text:span><text:span text:style-name="T3">}</text:span></text:p>
      <text:p text:style-name="P47"><text:span text:style-name="T7"><text:s text:c="4"/></text:span><text:span text:style-name="T3">}</text:span></text:p>
      <text:p text:style-name="P45">}</text:p>
      <text:p text:style-name="Text_20_body"><text:span text:style-name="T11"/></text:p>
      <text:h text:style-name="Heading_20_3" text:outline-level="3"><text:soft-page-break/><text:span text:style-name="T11">Complexité :</text:span></text:h>
      <text:p text:style-name="Text_20_body"><draw:line text:anchor-type="paragraph" draw:z-index="2" draw:style-name="gr1" draw:text-style-name="P55" svg:x1="0.579cm" svg:y1="0.584cm" svg:x2="0.579cm" svg:y2="1.94cm"><text:p/></draw:line><draw:line text:anchor-type="paragraph" draw:z-index="3" draw:style-name="gr1" draw:text-style-name="P55" svg:x1="1.406cm" svg:y1="0.584cm" svg:x2="6.366cm" svg:y2="2.039cm"><text:p/></draw:line><text:span text:style-name="T11">O(n + k*n) = O(n*(k+1)) ≈ O(n) (k étant supposé petit par rapport à n)</text:span></text:p>
      <text:p text:style-name="Text_20_body"><text:span text:style-name="T11"/></text:p>
      <text:p text:style-name="Text_20_body"><text:span text:style-name="T11">Première boucle for<text:tab/><text:tab/><text:tab/>boucles for imbriquées</text:span></text:p>
      <text:p text:style-name="Text_20_body"><text:span text:style-name="T11"/></text:p>
      <text:p text:style-name="Text_20_body"><text:span text:style-name="T11"/></text:p>
      <text:h text:style-name="P26" text:outline-level="1"><text:span text:style-name="T11">Recherche d'une couverture</text:span></text:h>
      <text:h text:style-name="Heading_20_2" text:outline-level="2"><text:span text:style-name="T11">Algorithme de recherche pour les arbres</text:span></text:h>
      <text:h text:style-name="Heading_20_3" text:outline-level="3"><text:span text:style-name="T11">Paramètres :</text:span></text:h>
      <text:list xml:id="list1458833721" text:style-name="L9">
        <text:list-item>
          <text:p text:style-name="P15"><text:span text:style-name="T11">Entrée : un arbre</text:span></text:p>
        </text:list-item>
        <text:list-item>
          <text:p text:style-name="P15"><text:span text:style-name="T11">Sortie : une liste de sommets</text:span></text:p>
        </text:list-item>
      </text:list>
      <text:h text:style-name="Heading_20_3" text:outline-level="3"><text:span text:style-name="T11">Méthode :</text:span></text:h>
      <text:list xml:id="list2150072412" text:style-name="L11">
        <text:list-item>
          <text:p text:style-name="P17"><text:span text:style-name="T11">On colore la racine de l'arbre en noir</text:span></text:p>
        </text:list-item>
      </text:list>
      <text:list xml:id="list1083252674" text:style-name="L10">
        <text:list-item>
          <text:p text:style-name="P16"><text:span text:style-name="T11">Pour chaque sommet S de l'arbre</text:span></text:p>
          <text:list>
            <text:list-item>
              <text:p text:style-name="P16"><text:span text:style-name="T11">Si S est noir, on colore ses enfants en blanc</text:span></text:p>
            </text:list-item>
            <text:list-item>
              <text:p text:style-name="P16"><text:span text:style-name="T11">Si S est blanc, on colore ses enfants en noir</text:span></text:p>
            </text:list-item>
          </text:list>
        </text:list-item>
      </text:list>
      <text:list xml:id="list1608619853" text:style-name="L12">
        <text:list-item>
          <text:p text:style-name="P18"><text:span text:style-name="T11">On retourne l'ensembe (blanc ou noir) le plus petit</text:span></text:p>
        </text:list-item>
      </text:list>
      <text:h text:style-name="Heading_20_3" text:outline-level="3"><text:span text:style-name="T11">En C++ :</text:span></text:h>
      <text:p text:style-name="P29"><text:span text:style-name="T2">std</text:span><text:span text:style-name="T4">::</text:span><text:span text:style-name="T2">list</text:span><text:span text:style-name="T4">&lt;</text:span><text:span text:style-name="T2">Node</text:span><text:span text:style-name="T4">&gt;</text:span><text:span text:style-name="T8"> </text:span><text:span text:style-name="T4">coverTree(</text:span><text:span text:style-name="T2">Tree</text:span><text:span text:style-name="T8"> </text:span><text:span text:style-name="T4">*tree)</text:span></text:p>
      <text:p text:style-name="P36">{</text:p>
      <text:p text:style-name="P37"><text:span text:style-name="T7"><text:s text:c="4"/></text:span>vertBlack<text:span text:style-name="T3">.clear();</text:span></text:p>
      <text:p text:style-name="P37"><text:span text:style-name="T7"><text:s text:c="4"/></text:span>vertWhite<text:span text:style-name="T3">.clear();</text:span></text:p>
      <text:p text:style-name="P37"><text:span text:style-name="T7"><text:s text:c="4"/></text:span><text:span text:style-name="T1">ListAdj</text:span><text:span text:style-name="T7"> </text:span><text:span text:style-name="T3">current</text:span><text:span text:style-name="T7"> </text:span><text:span text:style-name="T3">=</text:span><text:span text:style-name="T7"> </text:span><text:span text:style-name="T3">(*tree).getRoot();</text:span></text:p>
      <text:p text:style-name="P33"><text:span text:style-name="T7"><text:s text:c="4"/></text:span>vertBlack<text:span text:style-name="T3">.push_back(current.getNode());</text:span></text:p>
      <text:p text:style-name="P33"><text:span text:style-name="T7"><text:s text:c="4"/></text:span><text:span text:style-name="T3">sortTree(current,</text:span><text:span text:style-name="T7"> </text:span><text:span text:style-name="T3">&amp;</text:span>vertWhite<text:span text:style-name="T3">,</text:span><text:span text:style-name="T7"> </text:span><text:span text:style-name="T3">&amp;</text:span>vertBlack<text:span text:style-name="T3">,</text:span><text:span text:style-name="T7"> </text:span><text:span text:style-name="T3">tree);</text:span></text:p>
      <text:p text:style-name="P37"><text:span text:style-name="T7"><text:s text:c="4"/></text:span><text:span text:style-name="T5">if</text:span><text:span text:style-name="T3">(</text:span>vertWhite<text:span text:style-name="T3">.size()</text:span><text:span text:style-name="T7"> </text:span><text:span text:style-name="T3">&gt;=</text:span><text:span text:style-name="T7"> </text:span>vertBlack<text:span text:style-name="T3">.size())</text:span></text:p>
      <text:p text:style-name="P37"><text:span text:style-name="T7"><text:s text:c="8"/></text:span><text:span text:style-name="T5">return</text:span><text:span text:style-name="T7"> </text:span>vertBlack<text:span text:style-name="T3">;</text:span></text:p>
      <text:p text:style-name="P37"><text:span text:style-name="T7"><text:s text:c="4"/></text:span><text:span text:style-name="T5">else</text:span></text:p>
      <text:p text:style-name="P37"><text:span text:style-name="T7"><text:s text:c="8"/></text:span><text:span text:style-name="T5">return</text:span><text:span text:style-name="T7"> </text:span>vertWhite<text:span text:style-name="T3">;</text:span></text:p>
      <text:p text:style-name="P32">}</text:p>
      <text:p text:style-name="P37"><text:span text:style-name="T5">void</text:span><text:span text:style-name="T7"> </text:span><text:span text:style-name="T3">sortTree(</text:span><text:span text:style-name="T1">ListAdj</text:span><text:span text:style-name="T7"> </text:span><text:span text:style-name="T3">current,</text:span><text:span text:style-name="T7"> </text:span><text:span text:style-name="T1">std</text:span><text:span text:style-name="T3">::</text:span><text:span text:style-name="T1">list</text:span><text:span text:style-name="T3">&lt;</text:span><text:span text:style-name="T1">Node</text:span><text:span text:style-name="T3">&gt;</text:span><text:span text:style-name="T7"> </text:span><text:span text:style-name="T3">*goodList,</text:span><text:span text:style-name="T7"> </text:span><text:span text:style-name="T1">std</text:span><text:span text:style-name="T3">::</text:span><text:span text:style-name="T1">list</text:span><text:span text:style-name="T3">&lt;</text:span><text:span text:style-name="T1">Node</text:span><text:span text:style-name="T3">&gt;</text:span><text:span text:style-name="T7"> </text:span><text:span text:style-name="T3">*wrongList,</text:span><text:span text:style-name="T7"> </text:span><text:span text:style-name="T1">Tree</text:span><text:span text:style-name="T7"> </text:span><text:span text:style-name="T3">*tree)</text:span></text:p>
      <text:p text:style-name="P36">{</text:p>
      <text:p text:style-name="P37"><text:span text:style-name="T7"><text:s text:c="4"/></text:span><text:span text:style-name="T5">if</text:span><text:span text:style-name="T3">((!(current.getNeighbours().empty()))</text:span><text:span text:style-name="T7"> </text:span><text:span text:style-name="T3">&amp;&amp;</text:span><text:span text:style-name="T7"> </text:span><text:span text:style-name="T3">(current.getNode()</text:span><text:span text:style-name="T7"> </text:span><text:span text:style-name="T3">!=</text:span><text:span text:style-name="T7"> </text:span><text:span text:style-name="T1">Node</text:span><text:span text:style-name="T3">(-</text:span><text:span text:style-name="T10">1</text:span><text:span text:style-name="T3">)))</text:span></text:p>
      <text:p text:style-name="P37"><text:span text:style-name="T7"><text:s text:c="4"/></text:span><text:span text:style-name="T3">{</text:span></text:p>
      <text:p text:style-name="P37"><text:span text:style-name="T7"><text:s text:c="8"/></text:span><text:span text:style-name="T1">list</text:span><text:span text:style-name="T3">&lt;</text:span><text:span text:style-name="T1">Node</text:span><text:span text:style-name="T3">&gt;</text:span><text:span text:style-name="T7"> </text:span><text:span text:style-name="T3">listNode</text:span><text:span text:style-name="T7"> </text:span><text:span text:style-name="T3">=</text:span><text:span text:style-name="T7"> </text:span><text:span text:style-name="T3">current.getNeighbours();</text:span></text:p>
      <text:p text:style-name="P37"><text:span text:style-name="T7"><text:s text:c="8"/></text:span><text:span text:style-name="T5">for</text:span><text:span text:style-name="T3">(</text:span><text:span text:style-name="T1">list</text:span><text:span text:style-name="T3">&lt;</text:span><text:span text:style-name="T1">Node</text:span><text:span text:style-name="T3">&gt;::</text:span><text:span text:style-name="T1">iterator</text:span><text:span text:style-name="T7"> </text:span><text:span text:style-name="T3">it=listNode.begin();</text:span><text:span text:style-name="T7"> </text:span><text:span text:style-name="T3">it</text:span><text:span text:style-name="T7"> </text:span><text:span text:style-name="T3">!=</text:span><text:span text:style-name="T7"> </text:span><text:span text:style-name="T3">listNode.end();</text:span><text:span text:style-name="T7"> </text:span><text:span text:style-name="T3">++it)</text:span></text:p>
      <text:p text:style-name="P37"><text:span text:style-name="T7"><text:s text:c="8"/></text:span><text:span text:style-name="T3">{</text:span></text:p>
      <text:p text:style-name="P37"><text:span text:style-name="T7"><text:s text:c="12"/></text:span><text:span text:style-name="T3">(*goodList).push_back((*it));</text:span></text:p>
      <text:p text:style-name="P37"><text:span text:style-name="T7"><text:s text:c="12"/></text:span><text:span text:style-name="T1">ListAdj</text:span><text:span text:style-name="T3">*</text:span><text:span text:style-name="T7"> </text:span><text:span text:style-name="T3">next</text:span><text:span text:style-name="T7"> </text:span><text:span text:style-name="T3">=</text:span><text:span text:style-name="T7"> </text:span><text:span text:style-name="T3">(*tree).getListFromNode(*it);</text:span></text:p>
      <text:p text:style-name="P37"><text:span text:style-name="T7"><text:s text:c="12"/></text:span><text:span text:style-name="T3">sortTree(*next,</text:span><text:span text:style-name="T7"> </text:span><text:span text:style-name="T3">wrongList,</text:span><text:span text:style-name="T7"> </text:span><text:span text:style-name="T3">goodList,tree);</text:span></text:p>
      <text:p text:style-name="P37"><text:span text:style-name="T7"><text:s text:c="8"/></text:span><text:span text:style-name="T3">}</text:span></text:p>
      <text:p text:style-name="P37"><text:span text:style-name="T7"><text:s text:c="4"/></text:span><text:span text:style-name="T3">}</text:span></text:p>
      <text:p text:style-name="P36">}</text:p>
      <text:h text:style-name="Heading_20_3" text:outline-level="3"><text:span text:style-name="T11">Complexité :</text:span></text:h>
      <text:p text:style-name="Text_20_body"><text:span text:style-name="T11">La complexité de cette algorithme est la même que pour un algorithme de parcours en profondeur : O(|E|) avec |E| le nombre d'arêtes de l'arbre.</text:span></text:p>
      <text:h text:style-name="P2" text:outline-level="2"><text:span text:style-name="T11">Algorithme de recherche pour les graphes bipartis</text:span></text:h>
      <text:h text:style-name="Heading_20_3" text:outline-level="3"><text:span text:style-name="T11">Paramètres :</text:span></text:h>
      <text:list xml:id="list1232903254" text:continue-list="list1458833721" text:style-name="L9">
        <text:list-item>
          <text:p text:style-name="P15"><text:span text:style-name="T11">Entrée : un graphe biparti</text:span></text:p>
        </text:list-item>
        <text:list-item>
          <text:p text:style-name="P15"><text:span text:style-name="T11">Sortie : une liste de sommets</text:span></text:p>
        </text:list-item>
      </text:list>
      <text:h text:style-name="Heading_20_3" text:outline-level="2"><text:span text:style-name="T11">Méthode :</text:span></text:h>
      <text:list xml:id="list375193194" text:style-name="L14">
        <text:list-item>
          <text:h text:style-name="P20" text:outline-level="2"><text:span text:style-name="T11">On retourne la partie du graphe de plus petite taille</text:span></text:h>
        </text:list-item>
      </text:list>
      <text:h text:style-name="Heading_20_3" text:outline-level="3"><text:span text:style-name="T11">En C++ :</text:span></text:h>
      <text:p text:style-name="P28"><text:span text:style-name="T2">std</text:span><text:span text:style-name="T4">::</text:span><text:span text:style-name="T2">list</text:span><text:span text:style-name="T4">&lt;</text:span><text:span text:style-name="T2">Node</text:span><text:span text:style-name="T4">&gt;</text:span><text:span text:style-name="T8"> </text:span><text:span text:style-name="T4">coverBipart(</text:span><text:span text:style-name="T2">Bipart</text:span><text:span text:style-name="T8"> </text:span><text:span text:style-name="T4">*bipart){</text:span></text:p>
      <text:p text:style-name="P34"><text:span text:style-name="T7"><text:s text:c="4"/></text:span><text:span text:style-name="T5">if</text:span><text:span text:style-name="T3">(bipart-&gt;getLeft().size()</text:span><text:span text:style-name="T7"> </text:span><text:span text:style-name="T3">&gt;</text:span><text:span text:style-name="T7"> </text:span><text:span text:style-name="T3">bipart-&gt;getRight().size())</text:span></text:p>
      <text:p text:style-name="P34"><text:span text:style-name="T7"><text:s text:c="8"/></text:span><text:span text:style-name="T5">return</text:span><text:span text:style-name="T7"> </text:span><text:span text:style-name="T3">bipart-&gt;getRight();</text:span></text:p>
      <text:p text:style-name="P34"><text:span text:style-name="T7"><text:s text:c="4"/></text:span><text:span text:style-name="T5">else</text:span></text:p>
      <text:p text:style-name="P34"><text:span text:style-name="T7"><text:s text:c="8"/></text:span><text:span text:style-name="T5">return</text:span><text:span text:style-name="T7"> </text:span><text:span text:style-name="T3">bipart-&gt;getLeft();</text:span></text:p>
      <text:p text:style-name="P35">}</text:p>
      <text:p text:style-name="Text_20_body"><text:span text:style-name="T11"/></text:p>
      <text:h text:style-name="Heading_20_3" text:outline-level="3"><text:span text:style-name="T11">Complexité :</text:span></text:h>
      <text:p text:style-name="Text_20_body"><text:span text:style-name="T11">Notre implémentation des graphes bipartis permet de stocker les deux parties du graphe, partLeft et partRight, séparément. Il suffit donc de retourner celle qui a la plus petite taille. Cet algorithme a dans notre cas une complexité de O(1).</text:span></text:p>
      <text:h text:style-name="P1" text:outline-level="2"><text:span text:style-name="T11">Algorithme 2-approché pour les graphes quelconques</text:span></text:h>
      <text:h text:style-name="Heading_20_3" text:outline-level="3"><text:span text:style-name="T11">Paramètres :</text:span></text:h>
      <text:list xml:id="list1800574364" text:continue-list="list1232903254" text:style-name="L9">
        <text:list-item>
          <text:p text:style-name="P15"><text:span text:style-name="T11">Entrée : un graphe</text:span></text:p>
        </text:list-item>
        <text:list-item>
          <text:p text:style-name="P15"><text:span text:style-name="T11">Sortie : une liste de sommets</text:span></text:p>
        </text:list-item>
      </text:list>
      <text:h text:style-name="Heading_20_3" text:outline-level="3"><text:span text:style-name="T11">Méthode :</text:span></text:h>
      <text:list xml:id="list2145141626" text:style-name="L13">
        <text:list-item>
          <text:p text:style-name="P19"><text:span text:style-name="T11">On trouve une forêt couvrante pour le graphe</text:span></text:p>
        </text:list-item>
        <text:list-item>
          <text:p text:style-name="P19"><text:span text:style-name="T11">On retourne la concaténation des couvertures des arbres de cette forêt.</text:span></text:p>
        </text:list-item>
      </text:list>
      <text:h text:style-name="Heading_20_3" text:outline-level="3"><text:span text:style-name="T11">En C++ :</text:span></text:h>
      <text:p text:style-name="P28"><text:span text:style-name="T2">std</text:span><text:span text:style-name="T4">::</text:span><text:span text:style-name="T2">list</text:span><text:span text:style-name="T4">&lt;</text:span><text:span text:style-name="T2">Tree</text:span><text:span text:style-name="T4">&gt;</text:span><text:span text:style-name="T8"> </text:span><text:span text:style-name="T4">dfs(</text:span><text:span text:style-name="T2">Graph</text:span><text:span text:style-name="T8"> </text:span><text:span text:style-name="T4">*graph){</text:span></text:p>
      <text:p text:style-name="P34"><text:span text:style-name="T7"><text:s text:c="4"/></text:span><text:span text:style-name="T1">std</text:span><text:span text:style-name="T3">::</text:span><text:span text:style-name="T1">list</text:span><text:span text:style-name="T3">&lt;</text:span><text:span text:style-name="T1">Node</text:span><text:span text:style-name="T3">&gt;</text:span><text:span text:style-name="T7"> </text:span><text:span text:style-name="T3">visited;</text:span></text:p>
      <text:p text:style-name="P34"><text:span text:style-name="T7"><text:s text:c="4"/></text:span><text:span text:style-name="T1">std</text:span><text:span text:style-name="T3">::</text:span><text:span text:style-name="T1">list</text:span><text:span text:style-name="T3">&lt;</text:span><text:span text:style-name="T1">Tree</text:span><text:span text:style-name="T3">&gt;</text:span><text:span text:style-name="T7"> </text:span><text:span text:style-name="T3">result;</text:span></text:p>
      <text:p text:style-name="P34"><text:span text:style-name="T7"><text:s text:c="4"/></text:span><text:span text:style-name="T1">std</text:span><text:span text:style-name="T3">::</text:span><text:span text:style-name="T1">list</text:span><text:span text:style-name="T3">&lt;</text:span><text:span text:style-name="T1">ListAdj</text:span><text:span text:style-name="T3">&gt;</text:span><text:span text:style-name="T7"> </text:span><text:span text:style-name="T3">lists</text:span><text:span text:style-name="T7"> </text:span><text:span text:style-name="T3">=</text:span><text:span text:style-name="T7"> </text:span><text:span text:style-name="T3">graph-&gt;getLists();</text:span></text:p>
      <text:p text:style-name="P34"><text:span text:style-name="T7"><text:s text:c="4"/></text:span><text:span text:style-name="T5">for</text:span><text:span text:style-name="T7"> </text:span><text:span text:style-name="T3">(</text:span><text:span text:style-name="T1">std</text:span><text:span text:style-name="T3">::</text:span><text:span text:style-name="T1">list</text:span><text:span text:style-name="T3">&lt;</text:span><text:span text:style-name="T1">ListAdj</text:span><text:span text:style-name="T3">&gt;::</text:span><text:span text:style-name="T1">iterator</text:span><text:span text:style-name="T7"> </text:span><text:span text:style-name="T3">it=lists.begin();</text:span><text:span text:style-name="T7"> </text:span><text:span text:style-name="T3">it</text:span><text:span text:style-name="T7"> </text:span><text:span text:style-name="T3">!=</text:span><text:span text:style-name="T7"> </text:span><text:span text:style-name="T3">lists.end();</text:span><text:span text:style-name="T7"> </text:span><text:span text:style-name="T3">++it)</text:span></text:p>
      <text:p text:style-name="P34"><text:span text:style-name="T7"><text:s text:c="4"/></text:span><text:span text:style-name="T3">{</text:span></text:p>
      <text:p text:style-name="P34"><text:span text:style-name="T7"><text:s text:c="8"/></text:span><text:span text:style-name="T1">Node</text:span><text:span text:style-name="T7"> </text:span><text:span text:style-name="T3">n</text:span><text:span text:style-name="T7"> </text:span><text:span text:style-name="T3">=</text:span><text:span text:style-name="T7"> </text:span><text:span text:style-name="T3">(*it).</text:span>getNode<text:span text:style-name="T3">();</text:span></text:p>
      <text:p text:style-name="P34"><text:span text:style-name="T7"><text:s text:c="8"/></text:span><text:span text:style-name="T5">if</text:span><text:span text:style-name="T3">(!isInList&lt;</text:span><text:span text:style-name="T1">Node</text:span><text:span text:style-name="T3">&gt;(n,</text:span><text:span text:style-name="T7"> </text:span><text:span text:style-name="T3">visited))</text:span></text:p>
      <text:p text:style-name="P34"><text:span text:style-name="T7"><text:s text:c="8"/></text:span><text:span text:style-name="T3">{</text:span></text:p>
      <text:p text:style-name="P34"><text:span text:style-name="T7"><text:s text:c="12"/></text:span><text:span text:style-name="T1">Tree</text:span><text:span text:style-name="T7"> </text:span><text:span text:style-name="T3">treeRes;</text:span></text:p>
      <text:p text:style-name="P34"><text:span text:style-name="T7"><text:s text:c="12"/></text:span><text:span text:style-name="T3">treeRes.addVert((*it).</text:span>getNode<text:span text:style-name="T3">());</text:span></text:p>
      <text:p text:style-name="P34"><text:span text:style-name="T7"><text:s text:c="12"/></text:span><text:span text:style-name="T3">visited.push_back((*it).</text:span>getNode<text:span text:style-name="T3">());</text:span></text:p>
      <text:p text:style-name="P34"><text:span text:style-name="T7"><text:s text:c="12"/></text:span><text:span text:style-name="T3">sdfs(graph,(*it),</text:span><text:span text:style-name="T7"> </text:span><text:span text:style-name="T3">&amp;visited,</text:span><text:span text:style-name="T7"> </text:span><text:span text:style-name="T3">&amp;treeRes);</text:span></text:p>
      <text:p text:style-name="P34"><text:span text:style-name="T7"><text:s text:c="12"/></text:span><text:span text:style-name="T3">result.push_back(treeRes);</text:span></text:p>
      <text:p text:style-name="P34"><text:span text:style-name="T7"><text:s text:c="8"/></text:span><text:span text:style-name="T3">}</text:span></text:p>
      <text:p text:style-name="P34"><text:span text:style-name="T7"><text:s text:c="4"/></text:span><text:span text:style-name="T3">}</text:span></text:p>
      <text:p text:style-name="P34"><text:span text:style-name="T7"><text:s text:c="4"/></text:span><text:span text:style-name="T5">return</text:span><text:span text:style-name="T7"> </text:span><text:span text:style-name="T3">result;</text:span></text:p>
      <text:p text:style-name="P31">}</text:p>
      <text:p text:style-name="P34"><text:span text:style-name="T5">void</text:span><text:span text:style-name="T7"> </text:span><text:span text:style-name="T3">sdfs(</text:span><text:span text:style-name="T1">Graph</text:span><text:span text:style-name="T7"> </text:span><text:span text:style-name="T3">*graph,</text:span><text:span text:style-name="T7"> </text:span><text:span text:style-name="T1">ListAdj</text:span><text:span text:style-name="T7"> </text:span><text:span text:style-name="T3">neighbours,</text:span><text:span text:style-name="T1">std</text:span><text:span text:style-name="T3">::</text:span><text:span text:style-name="T1">list</text:span><text:span text:style-name="T3">&lt;</text:span><text:span text:style-name="T1">Node</text:span><text:span text:style-name="T3">&gt;</text:span><text:span text:style-name="T7"> </text:span><text:span text:style-name="T3">*visited,</text:span><text:span text:style-name="T7"> </text:span><text:span text:style-name="T1">Tree</text:span><text:span text:style-name="T7"> </text:span><text:span text:style-name="T3">*result</text:span><text:span text:style-name="T7"> </text:span><text:span text:style-name="T3">){</text:span></text:p>
      <text:p text:style-name="P34"><text:span text:style-name="T7"><text:s text:c="4"/></text:span><text:span text:style-name="T1">std</text:span><text:span text:style-name="T3">::</text:span><text:span text:style-name="T1">list</text:span><text:span text:style-name="T3">&lt;</text:span><text:span text:style-name="T1">Node</text:span><text:span text:style-name="T3">&gt;</text:span><text:span text:style-name="T7"> </text:span><text:span text:style-name="T3">nbr</text:span><text:span text:style-name="T7"> </text:span><text:span text:style-name="T3">=</text:span><text:span text:style-name="T7"> </text:span><text:span text:style-name="T3">neighbours.getNeighbours();</text:span></text:p>
      <text:p text:style-name="P34"><text:span text:style-name="T7"><text:s text:c="4"/></text:span><text:span text:style-name="T5">for</text:span><text:span text:style-name="T7"> </text:span><text:span text:style-name="T3">(</text:span><text:span text:style-name="T1">std</text:span><text:span text:style-name="T3">::</text:span><text:span text:style-name="T1">list</text:span><text:span text:style-name="T3">&lt;</text:span><text:span text:style-name="T1">Node</text:span><text:span text:style-name="T3">&gt;::</text:span><text:span text:style-name="T1">iterator</text:span><text:span text:style-name="T7"> </text:span><text:span text:style-name="T3">it=nbr.begin();</text:span><text:span text:style-name="T7"> </text:span><text:span text:style-name="T3">it</text:span><text:span text:style-name="T7"> </text:span><text:span text:style-name="T3">!=</text:span><text:span text:style-name="T7"> </text:span><text:span text:style-name="T3">nbr.end();</text:span><text:span text:style-name="T7"> </text:span><text:span text:style-name="T3">++it){</text:span></text:p>
      <text:p text:style-name="P34"><text:span text:style-name="T7"><text:s text:c="8"/></text:span><text:span text:style-name="T5">if</text:span><text:span text:style-name="T3">(!isInList((*it),</text:span><text:span text:style-name="T7"> </text:span><text:span text:style-name="T3">*visited)){</text:span></text:p>
      <text:p text:style-name="P30"><text:span text:style-name="T7"><text:s text:c="12"/></text:span><text:span text:style-name="T3">(*result).addVert(*it);</text:span></text:p>
      <text:p text:style-name="P34"><text:span text:style-name="T7"><text:s text:c="12"/></text:span><text:span text:style-name="T1">ListAdj</text:span><text:span text:style-name="T7"> </text:span><text:span text:style-name="T3">*n1</text:span><text:span text:style-name="T7"> </text:span><text:span text:style-name="T3">=</text:span><text:span text:style-name="T7"> </text:span><text:span text:style-name="T3">(*result).getListFromNode(neighbours.getNode());</text:span></text:p>
      <text:p text:style-name="P34"><text:span text:style-name="T7"><text:s text:c="12"/></text:span><text:span text:style-name="T1">ListAdj</text:span><text:span text:style-name="T7"> </text:span><text:span text:style-name="T3">*n2</text:span><text:span text:style-name="T7"> </text:span><text:span text:style-name="T3">=</text:span><text:span text:style-name="T7"> </text:span><text:span text:style-name="T3">(*result).getListFromNode(*it);</text:span></text:p>
      <text:p text:style-name="P30"><text:span text:style-name="T7"><text:s text:c="12"/></text:span><text:span text:style-name="T3">(*result).addEdge(n1,</text:span><text:span text:style-name="T7"> </text:span><text:span text:style-name="T3">n2);</text:span></text:p>
      <text:p text:style-name="P30"><text:span text:style-name="T7"><text:s text:c="12"/></text:span><text:span text:style-name="T3">(*visited).push_back(*it);</text:span></text:p>
      <text:p text:style-name="P34"><text:span text:style-name="T7"><text:s text:c="12"/></text:span><text:span text:style-name="T1">ListAdj</text:span><text:span text:style-name="T7"> </text:span><text:span text:style-name="T3">*next</text:span><text:span text:style-name="T7"> </text:span><text:span text:style-name="T3">=</text:span><text:span text:style-name="T7"> </text:span><text:span text:style-name="T3">(*graph).getListFromNode(*it);</text:span></text:p>
      <text:p text:style-name="P34"><text:span text:style-name="T7"><text:s text:c="12"/></text:span><text:span text:style-name="T3">sdfs(graph,</text:span><text:span text:style-name="T7"> </text:span><text:span text:style-name="T3">*next,</text:span><text:span text:style-name="T7"> </text:span><text:span text:style-name="T3">visited,</text:span><text:span text:style-name="T7"> </text:span><text:span text:style-name="T3">result);</text:span></text:p>
      <text:p text:style-name="P34"><text:span text:style-name="T7"><text:s text:c="8"/></text:span><text:span text:style-name="T3">}</text:span></text:p>
      <text:p text:style-name="P34"><text:span text:style-name="T7"><text:s text:c="4"/></text:span><text:span text:style-name="T3">}</text:span></text:p>
      <text:p text:style-name="P31">}</text:p>
      <text:p text:style-name="P34"><text:span text:style-name="T1"/></text:p>
      <text:p text:style-name="P38"><text:span text:style-name="T1">std</text:span><text:span text:style-name="T3">::</text:span><text:span text:style-name="T1">list</text:span><text:span text:style-name="T3">&lt;</text:span><text:span text:style-name="T1">Node</text:span><text:span text:style-name="T3">&gt;</text:span><text:span text:style-name="T7"> </text:span><text:span text:style-name="T3">coverGraph(</text:span><text:span text:style-name="T1">Graph</text:span><text:span text:style-name="T7"> </text:span><text:span text:style-name="T3">*graph){</text:span></text:p>
      <text:p text:style-name="P34"><text:span text:style-name="T7"><text:s text:c="4"/></text:span><text:span text:style-name="T1">std</text:span><text:span text:style-name="T3">::</text:span><text:span text:style-name="T1">list</text:span><text:span text:style-name="T3">&lt;</text:span><text:span text:style-name="T1">Tree</text:span><text:span text:style-name="T3">&gt;</text:span><text:span text:style-name="T7"> </text:span><text:span text:style-name="T3">lt</text:span><text:span text:style-name="T7"> </text:span><text:span text:style-name="T3">=</text:span><text:span text:style-name="T7"> </text:span><text:span text:style-name="T3">dfs(graph);</text:span></text:p>
      <text:p text:style-name="P30"><text:span text:style-name="T7"><text:s text:c="4"/></text:span><text:span text:style-name="T1">std</text:span><text:span text:style-name="T3">::</text:span><text:span text:style-name="T1">list</text:span><text:span text:style-name="T3">&lt;</text:span><text:span text:style-name="T1">Node</text:span><text:span text:style-name="T3">&gt;</text:span><text:span text:style-name="T7"> </text:span><text:span text:style-name="T3">res;</text:span></text:p>
      <text:p text:style-name="P34"><text:span text:style-name="T7"><text:s text:c="4"/></text:span><text:span text:style-name="T5">for</text:span><text:span text:style-name="T3">(</text:span><text:span text:style-name="T1">std</text:span><text:span text:style-name="T3">::</text:span><text:span text:style-name="T1">list</text:span><text:span text:style-name="T3">&lt;</text:span><text:span text:style-name="T1">Tree</text:span><text:span text:style-name="T3">&gt;::</text:span><text:span text:style-name="T1">iterator</text:span><text:span text:style-name="T7"> </text:span><text:span text:style-name="T3">tree=lt.begin();</text:span><text:span text:style-name="T7"> </text:span><text:span text:style-name="T3">tree!=lt.end();</text:span><text:span text:style-name="T7"> </text:span><text:span text:style-name="T3">++tree){</text:span></text:p>
      <text:p text:style-name="P34"><text:span text:style-name="T7"><text:s text:c="8"/></text:span><text:span text:style-name="T1">std</text:span><text:span text:style-name="T3">::</text:span><text:span text:style-name="T1">list</text:span><text:span text:style-name="T3">&lt;</text:span><text:span text:style-name="T1">Node</text:span><text:span text:style-name="T3">&gt;</text:span><text:span text:style-name="T7"> </text:span><text:span text:style-name="T3">tmpRes</text:span><text:span text:style-name="T7"> </text:span><text:span text:style-name="T3">=</text:span><text:span text:style-name="T7"> </text:span><text:span text:style-name="T3">coverTree(&amp;(*tree));</text:span></text:p>
      <text:p text:style-name="P34"><text:span text:style-name="T7"><text:s text:c="8"/></text:span><text:span text:style-name="T3">res.insert(res.end(),</text:span><text:span text:style-name="T7"> </text:span><text:span text:style-name="T3">tmpRes.begin(),</text:span><text:span text:style-name="T7"> </text:span><text:span text:style-name="T3">tmpRes.end());</text:span></text:p>
      <text:p text:style-name="P30"><text:span text:style-name="T7"><text:s text:c="4"/></text:span><text:span text:style-name="T3">}</text:span></text:p>
      <text:p text:style-name="P34"><text:span text:style-name="T7"><text:s text:c="4"/></text:span><text:span text:style-name="T5">return</text:span><text:span text:style-name="T7"> </text:span><text:span text:style-name="T3">res;</text:span></text:p>
      <text:p text:style-name="P31">}</text:p>
      <text:h text:style-name="Heading_20_3" text:outline-level="3"><text:span text:style-name="T11">Complexité :</text:span></text:h>
      <text:p text:style-name="Text_20_body"><text:span text:style-name="T11">Dfs (Deep-First Search : parcours en profondeur) a une complexité en O(|E|), ainsi que coverTree. La concaténation de deux listes se fait ici en temps constant. La complexité de cet algorithme est donc O(|E|).</text:span></text:p>
      <text:p text:style-name="Text_20_body"><text:span text:style-name="T11"/></text:p>
      <text:h text:style-name="P26" text:outline-level="1"><text:span text:style-name="T11">Utilisation de minisat</text:span></text:h>
      <text:h text:style-name="Heading_20_2" text:outline-level="2"><text:span text:style-name="T11">Transformation d'une instance de VC en instance de SAT</text:span></text:h>
      <text:h text:style-name="Heading_20_3" text:outline-level="3"><text:span text:style-name="T11">Paramètres :</text:span></text:h>
      <text:list xml:id="list1096605235" text:style-name="L15">
        <text:list-item>
          <text:p text:style-name="P21"><text:span text:style-name="T11">Un graphe</text:span></text:p>
        </text:list-item>
        <text:list-item>
          <text:p text:style-name="P21"><text:span text:style-name="T11">Un fichier de sortie</text:span></text:p>
        </text:list-item>
      </text:list>
      <text:h text:style-name="Heading_20_3" text:outline-level="3"><text:span text:style-name="T11">Méthode :</text:span></text:h>
      <text:list xml:id="list1729095345" text:style-name="L16">
        <text:list-item>
          <text:p text:style-name="P22"><text:span text:style-name="T11">Les arêtes du graphe représentent les clauses de SAT</text:span></text:p>
        </text:list-item>
        <text:list-item>
          <text:p text:style-name="P22"><text:span text:style-name="T11">Pour une arête/clause, on a donc deux sommets/variables</text:span></text:p>
        </text:list-item>
      </text:list>
      <text:h text:style-name="Heading_20_3" text:outline-level="3"><text:span text:style-name="T11">En C++ :</text:span></text:h>
      <text:p text:style-name="P48"><text:span text:style-name="T6">void</text:span><text:span text:style-name="T8"> </text:span><text:span text:style-name="T4">coverToSAT(</text:span><text:span text:style-name="T2">Graph</text:span><text:span text:style-name="T8"> </text:span><text:span text:style-name="T4">*graph,</text:span><text:span text:style-name="T8"> </text:span><text:span text:style-name="T2">std</text:span><text:span text:style-name="T4">::</text:span><text:span text:style-name="T2">string</text:span><text:span text:style-name="T8"> </text:span><text:span text:style-name="T4">outputFile){</text:span></text:p>
      <text:p text:style-name="P49"><text:span text:style-name="T7"><text:s text:c="4"/></text:span><text:span text:style-name="T5">int</text:span><text:span text:style-name="T7"> </text:span><text:span text:style-name="T3">nbVert</text:span><text:span text:style-name="T7"> </text:span><text:span text:style-name="T3">=</text:span><text:span text:style-name="T7"> </text:span><text:span text:style-name="T3">graph-&gt;getNbVerts();</text:span></text:p>
      <text:p text:style-name="P49"><text:span text:style-name="T7"><text:s text:c="4"/></text:span><text:span text:style-name="T5">int</text:span><text:span text:style-name="T7"> </text:span><text:span text:style-name="T3">nbEdge</text:span><text:span text:style-name="T7"> </text:span><text:span text:style-name="T3">=</text:span><text:span text:style-name="T7"> </text:span><text:span text:style-name="T3">graph-&gt;getNbEdges();</text:span></text:p>
      <text:p text:style-name="P49"><text:span text:style-name="T7"><text:s text:c="4"/></text:span><text:span text:style-name="T1">std</text:span><text:span text:style-name="T3">::</text:span><text:span text:style-name="T1">ofstream</text:span><text:span text:style-name="T7"> </text:span><text:span text:style-name="T3">file(outputFile.c_str(),</text:span><text:span text:style-name="T7"> </text:span><text:span text:style-name="T1">std</text:span><text:span text:style-name="T3">::</text:span><text:span text:style-name="T1">ios</text:span><text:span text:style-name="T3">::</text:span>out<text:span text:style-name="T3">);</text:span></text:p>
      <text:p text:style-name="P49"><text:span text:style-name="T7"><text:s text:c="4"/></text:span><text:span text:style-name="T5">if</text:span><text:span text:style-name="T3">(file){</text:span></text:p>
      <text:p text:style-name="P49"><text:span text:style-name="T7"><text:s text:c="8"/></text:span><text:span text:style-name="T3">file</text:span><text:span text:style-name="T7"> </text:span><text:span text:style-name="T3">&lt;&lt;</text:span><text:span text:style-name="T7"> </text:span><text:span text:style-name="T13">"p</text:span><text:span text:style-name="T7"> </text:span><text:span text:style-name="T13">cnf</text:span><text:span text:style-name="T7"> </text:span><text:span text:style-name="T13">"</text:span><text:span text:style-name="T7"> </text:span><text:span text:style-name="T3">&lt;&lt;</text:span><text:span text:style-name="T7"> </text:span><text:span text:style-name="T3">nbVert</text:span><text:span text:style-name="T7"> </text:span><text:span text:style-name="T3">&lt;&lt;</text:span><text:span text:style-name="T7"> </text:span><text:span text:style-name="T13">"</text:span><text:span text:style-name="T7"> </text:span><text:span text:style-name="T13">"</text:span><text:span text:style-name="T7"> </text:span><text:span text:style-name="T3">&lt;&lt;</text:span><text:span text:style-name="T7"> </text:span><text:span text:style-name="T3">nbEdge;</text:span></text:p>
      <text:p text:style-name="P49"><text:span text:style-name="T7"><text:s text:c="8"/></text:span><text:span text:style-name="T3">file</text:span><text:span text:style-name="T7"> </text:span><text:span text:style-name="T3">&lt;&lt;</text:span><text:span text:style-name="T7"> </text:span><text:span text:style-name="T13">"\n"</text:span><text:span text:style-name="T3">;</text:span></text:p>
      <text:p text:style-name="P49"><text:span text:style-name="T7"><text:s text:c="8"/></text:span><text:span text:style-name="T1">std</text:span><text:span text:style-name="T3">::</text:span><text:span text:style-name="T1">list</text:span><text:span text:style-name="T3">&lt;</text:span><text:span text:style-name="T1">Edge</text:span><text:span text:style-name="T3">&gt;</text:span><text:span text:style-name="T7"> </text:span><text:span text:style-name="T3">listEdge</text:span><text:span text:style-name="T7"> </text:span><text:span text:style-name="T3">=</text:span><text:span text:style-name="T7"> </text:span><text:span text:style-name="T3">graph-&gt;getListEdges();</text:span></text:p>
      <text:p text:style-name="P49"><text:span text:style-name="T7"><text:s text:c="8"/></text:span><text:span text:style-name="T5">for</text:span><text:span text:style-name="T3">(</text:span><text:span text:style-name="T1">list</text:span><text:span text:style-name="T3">&lt;</text:span><text:span text:style-name="T1">Edge</text:span><text:span text:style-name="T3">&gt;::</text:span><text:span text:style-name="T1">iterator</text:span><text:span text:style-name="T7"> </text:span><text:span text:style-name="T3">current=listEdge.begin();</text:span><text:span text:style-name="T7"> </text:span><text:span text:style-name="T3">current!=listEdge.end();</text:span><text:span text:style-name="T7"> </text:span><text:span text:style-name="T3">++current){</text:span></text:p>
      <text:p text:style-name="P49"><text:span text:style-name="T7"><text:s text:c="12"/></text:span><text:span text:style-name="T3">file</text:span><text:span text:style-name="T7"> </text:span><text:span text:style-name="T3">&lt;&lt;</text:span><text:span text:style-name="T7"> </text:span><text:span text:style-name="T3">(*current).</text:span>getFirstNode<text:span text:style-name="T3">().</text:span>getId<text:span text:style-name="T3">();</text:span></text:p>
      <text:p text:style-name="P49"><text:span text:style-name="T7"><text:s text:c="12"/></text:span><text:span text:style-name="T3">file</text:span><text:span text:style-name="T7"> </text:span><text:span text:style-name="T3">&lt;&lt;</text:span><text:span text:style-name="T7"> </text:span><text:span text:style-name="T13">"</text:span><text:span text:style-name="T7"> </text:span><text:span text:style-name="T13">"</text:span><text:span text:style-name="T7"> </text:span><text:span text:style-name="T3">&lt;&lt;</text:span><text:span text:style-name="T7"> </text:span><text:span text:style-name="T3">(*current).</text:span>getSecondNode<text:span text:style-name="T3">().</text:span>getId<text:span text:style-name="T3">();</text:span></text:p>
      <text:p text:style-name="P49"><text:span text:style-name="T7"><text:s text:c="12"/></text:span><text:span text:style-name="T3">file</text:span><text:span text:style-name="T7"> </text:span><text:span text:style-name="T3">&lt;&lt;</text:span><text:span text:style-name="T7"> </text:span><text:span text:style-name="T13">"\n"</text:span><text:span text:style-name="T3">;</text:span></text:p>
      <text:p text:style-name="P49"><text:span text:style-name="T7"><text:s text:c="8"/></text:span><text:span text:style-name="T3">}</text:span></text:p>
      <text:p text:style-name="P49"><text:span text:style-name="T7"><text:s text:c="8"/></text:span><text:span text:style-name="T3">file.close();</text:span></text:p>
      <text:p text:style-name="P49"><text:span text:style-name="T7"><text:s text:c="4"/></text:span><text:span text:style-name="T3">}</text:span><text:span text:style-name="T5">else</text:span><text:span text:style-name="T3">{</text:span></text:p>
      <text:p text:style-name="P49"><text:span text:style-name="T7"><text:s text:c="8"/></text:span><text:span text:style-name="T1">std</text:span><text:span text:style-name="T3">::</text:span>cerr<text:span text:style-name="T7"> </text:span><text:span text:style-name="T3">&lt;&lt;</text:span><text:span text:style-name="T7"> </text:span><text:span text:style-name="T13">"file</text:span><text:span text:style-name="T7"> </text:span><text:span text:style-name="T13">not</text:span><text:span text:style-name="T7"> </text:span><text:span text:style-name="T13">found"</text:span><text:span text:style-name="T7"> </text:span><text:span text:style-name="T3">&lt;&lt;</text:span><text:span text:style-name="T7"> </text:span><text:span text:style-name="T1">std</text:span><text:span text:style-name="T3">::</text:span>endl<text:span text:style-name="T3">;</text:span></text:p>
      <text:p text:style-name="P51"><text:span text:style-name="T7"><text:s text:c="4"/></text:span><text:span text:style-name="T3">}</text:span></text:p>
      <text:p text:style-name="P50">}</text:p>
      <text:p text:style-name="P25"><text:span text:style-name="T11"/></text:p>
      <text:h text:style-name="Heading_20_3" text:outline-level="3"><text:span text:style-name="T11">Complexité :</text:span></text:h>
      <text:p text:style-name="Text_20_body"><text:span text:style-name="T11">Ici un simple parcours des arêtes du graphe suffit à générer un fichier acceptable par minisat : la complexité de cet algorithme est donc O(|E|).</text:span></text:p>
      <text:p text:style-name="Text_20_body"><text:span text:style-name="T11"/></text:p>
      <text:h text:style-name="P1" text:outline-level="2"><text:span text:style-name="T11">Transformation d'une solution fournie par minisat en couverture pour l'instance initiale de VC</text:span></text:h>
      <text:h text:style-name="Heading_20_3" text:outline-level="3"><text:span text:style-name="T11">Paramètres :</text:span></text:h>
      <text:list xml:id="list786217167" text:style-name="L17">
        <text:list-item>
          <text:p text:style-name="P23"><text:span text:style-name="T11">Entrée : un fichier contenant un résultat fourni par minisat</text:span></text:p>
        </text:list-item>
        <text:list-item>
          <text:p text:style-name="P23"><text:span text:style-name="T11">Sortie : une liste de sommets</text:span></text:p>
        </text:list-item>
      </text:list>
      <text:h text:style-name="Heading_20_3" text:outline-level="3"><text:span text:style-name="T11">Méthode :</text:span></text:h>
      <text:list xml:id="list1036514377" text:style-name="L18">
        <text:list-item>
          <text:p text:style-name="P24"><text:span text:style-name="T11">On parse le fichier, et on ajoute à la couverture les sommets correspondant aux variables dont la valeur est « vrai » dans la solution.</text:span></text:p>
        </text:list-item>
      </text:list>
      <text:h text:style-name="Heading_20_3" text:outline-level="3"><text:span text:style-name="T11">En C++ :</text:span></text:h>
      <text:p text:style-name="P52"><text:span text:style-name="T2">std</text:span><text:span text:style-name="T4">::</text:span><text:span text:style-name="T2">list</text:span><text:span text:style-name="T4">&lt;</text:span><text:span text:style-name="T2">Node</text:span><text:span text:style-name="T4">&gt;</text:span><text:span text:style-name="T8"> </text:span><text:span text:style-name="T4">satToCover(</text:span><text:span text:style-name="T2">std</text:span><text:span text:style-name="T4">::</text:span><text:span text:style-name="T2">string</text:span><text:span text:style-name="T8"> </text:span><text:span text:style-name="T4">inputFile){</text:span></text:p>
      <text:p text:style-name="P53"><text:span text:style-name="T7"><text:s text:c="4"/></text:span><text:span text:style-name="T1">std</text:span><text:span text:style-name="T3">::</text:span><text:span text:style-name="T1">list</text:span><text:span text:style-name="T3">&lt;</text:span><text:span text:style-name="T1">Node</text:span><text:span text:style-name="T3">&gt;</text:span><text:span text:style-name="T7"> </text:span><text:span text:style-name="T3">resultCover;</text:span></text:p>
      <text:p text:style-name="P53"><text:span text:style-name="T7"><text:s text:c="4"/></text:span><text:span text:style-name="T1">std</text:span><text:span text:style-name="T3">::</text:span><text:span text:style-name="T1">ifstream</text:span><text:span text:style-name="T7"> </text:span><text:span text:style-name="T3">flux(inputFile.c_str(),</text:span><text:span text:style-name="T7"> </text:span><text:span text:style-name="T1">std</text:span><text:span text:style-name="T3">::</text:span><text:span text:style-name="T1">ios</text:span><text:span text:style-name="T3">::</text:span>in<text:span text:style-name="T3">);</text:span></text:p>
      <text:p text:style-name="P53"><text:span text:style-name="T7"><text:s text:c="4"/></text:span><text:span text:style-name="T5">if</text:span><text:span text:style-name="T3">(flux){</text:span></text:p>
      <text:p text:style-name="P53"><text:span text:style-name="T7"><text:s text:c="8"/></text:span><text:span text:style-name="T1">std</text:span><text:span text:style-name="T3">::</text:span><text:span text:style-name="T1">string</text:span><text:span text:style-name="T7"> </text:span><text:span text:style-name="T3">line;</text:span></text:p>
      <text:p text:style-name="P53"><text:span text:style-name="T7"><text:s text:c="8"/></text:span><text:span text:style-name="T1">std</text:span><text:span text:style-name="T3">::getline(flux,</text:span><text:span text:style-name="T7"> </text:span><text:span text:style-name="T3">line);</text:span></text:p>
      <text:p text:style-name="P53"><text:span text:style-name="T7"><text:s text:c="8"/></text:span><text:span text:style-name="T5">if</text:span><text:span text:style-name="T3">(line</text:span><text:span text:style-name="T7"> </text:span><text:span text:style-name="T3">==</text:span><text:span text:style-name="T7"> </text:span><text:span text:style-name="T13">"SAT"</text:span><text:span text:style-name="T3">){</text:span></text:p>
      <text:p text:style-name="P53"><text:span text:style-name="T7"><text:s text:c="12"/></text:span><text:span text:style-name="T1">std</text:span><text:span text:style-name="T3">::getline(flux,</text:span><text:span text:style-name="T7"> </text:span><text:span text:style-name="T3">line);</text:span></text:p>
      <text:p text:style-name="P53"><text:span text:style-name="T7"><text:s text:c="12"/></text:span><text:span text:style-name="T1">std</text:span><text:span text:style-name="T3">::</text:span><text:span text:style-name="T1">vector</text:span><text:span text:style-name="T3">&lt;</text:span><text:span text:style-name="T1">std</text:span><text:span text:style-name="T3">::</text:span><text:span text:style-name="T1">string</text:span><text:span text:style-name="T3">&gt;</text:span><text:span text:style-name="T7"> </text:span><text:span text:style-name="T3">vNode</text:span><text:span text:style-name="T7"> </text:span><text:span text:style-name="T3">=</text:span><text:span text:style-name="T7"> </text:span><text:span text:style-name="T3">split(line,</text:span><text:span text:style-name="T7"> </text:span><text:span text:style-name="T13">'</text:span><text:span text:style-name="T7"> </text:span><text:span text:style-name="T13">'</text:span><text:span text:style-name="T3">);</text:span></text:p>
      <text:p text:style-name="P53"><text:span text:style-name="T7"><text:s text:c="12"/></text:span><text:span text:style-name="T5">for</text:span><text:span text:style-name="T3">(</text:span><text:span text:style-name="T1">vector</text:span><text:span text:style-name="T3">&lt;</text:span><text:span text:style-name="T1">std</text:span><text:span text:style-name="T3">::</text:span><text:span text:style-name="T1">string</text:span><text:span text:style-name="T3">&gt;::</text:span><text:span text:style-name="T1">iterator</text:span><text:span text:style-name="T7"> </text:span><text:span text:style-name="T3">idNode=vNode.begin();</text:span><text:span text:style-name="T3">idNode!=vNode.end();</text:span><text:span text:style-name="T7"> +</text:span><text:span text:style-name="T3">+idNode)</text:span></text:p>
      <text:p text:style-name="P53"><text:span text:style-name="T7"><text:s text:c="12"/></text:span><text:span text:style-name="T3">{</text:span></text:p>
      <text:p text:style-name="P53"><text:span text:style-name="T7"><text:s text:c="16"/></text:span><text:span text:style-name="T5">if</text:span><text:span text:style-name="T3">(atoi((*idNode).</text:span>c_str<text:span text:style-name="T3">())</text:span><text:span text:style-name="T7"> </text:span><text:span text:style-name="T3">&gt;=</text:span><text:span text:style-name="T7"> </text:span><text:span text:style-name="T10">0</text:span><text:span text:style-name="T3">){</text:span></text:p>
      <text:p text:style-name="P53"><text:span text:style-name="T7"><text:s text:c="20"/></text:span><text:span text:style-name="T1">Node</text:span><text:span text:style-name="T7"> </text:span><text:span text:style-name="T3">n(atoi((*idNode).</text:span>c_str<text:span text:style-name="T3">()));</text:span></text:p>
      <text:p text:style-name="P53"><text:span text:style-name="T7"><text:s text:c="20"/></text:span><text:span text:style-name="T3">resultCover.push_back(n);</text:span></text:p>
      <text:p text:style-name="P53"><text:span text:style-name="T7"><text:s text:c="16"/></text:span><text:span text:style-name="T3">}</text:span></text:p>
      <text:p text:style-name="P53"><text:span text:style-name="T7"><text:s text:c="12"/></text:span><text:span text:style-name="T3">}</text:span></text:p>
      <text:p text:style-name="P53"><text:span text:style-name="T7"><text:s text:c="8"/></text:span><text:span text:style-name="T3">}</text:span><text:span text:style-name="T5">else</text:span><text:span text:style-name="T3">{</text:span></text:p>
      <text:p text:style-name="P53"><text:span text:style-name="T7"><text:s text:c="12"/></text:span><text:span text:style-name="T1">std</text:span><text:span text:style-name="T3">::</text:span>cerr<text:span text:style-name="T7"> </text:span><text:span text:style-name="T3">&lt;&lt;</text:span><text:span text:style-name="T7"> </text:span><text:span text:style-name="T13">"no</text:span><text:span text:style-name="T7"> </text:span><text:span text:style-name="T13">solution</text:span><text:span text:style-name="T7"> </text:span><text:span text:style-name="T13">found"</text:span><text:span text:style-name="T7"> </text:span><text:span text:style-name="T3">&lt;&lt;</text:span><text:span text:style-name="T7"> </text:span><text:span text:style-name="T1">std</text:span><text:span text:style-name="T3">::</text:span>endl<text:span text:style-name="T3">;</text:span></text:p>
      <text:p text:style-name="P53"><text:span text:style-name="T7"><text:s text:c="8"/></text:span><text:span text:style-name="T3">}</text:span></text:p>
      <text:p text:style-name="P53"><text:span text:style-name="T7"><text:s text:c="8"/></text:span><text:span text:style-name="T3">flux.close();</text:span></text:p>
      <text:p text:style-name="P53"><text:span text:style-name="T7"><text:s text:c="4"/></text:span><text:span text:style-name="T3">}</text:span><text:span text:style-name="T5">else</text:span><text:span text:style-name="T3">{</text:span></text:p>
      <text:p text:style-name="P53"><text:span text:style-name="T7"><text:s text:c="8"/></text:span><text:span text:style-name="T1">std</text:span><text:span text:style-name="T3">::</text:span>cerr<text:span text:style-name="T7"> </text:span><text:span text:style-name="T3">&lt;&lt;</text:span><text:span text:style-name="T7"> </text:span><text:span text:style-name="T13">"file</text:span><text:span text:style-name="T7"> </text:span><text:span text:style-name="T13">not</text:span><text:span text:style-name="T7"> </text:span><text:span text:style-name="T13">found"</text:span><text:span text:style-name="T7"> </text:span><text:span text:style-name="T3">&lt;&lt;</text:span><text:span text:style-name="T7"> </text:span><text:span text:style-name="T1">std</text:span><text:span text:style-name="T3">::</text:span>endl<text:span text:style-name="T3">;</text:span></text:p>
      <text:p text:style-name="P53"><text:span text:style-name="T7"><text:s text:c="4"/></text:span><text:span text:style-name="T3">}</text:span></text:p>
      <text:p text:style-name="P53"><text:span text:style-name="T7"><text:s text:c="4"/></text:span><text:span text:style-name="T5">return</text:span><text:span text:style-name="T7"> </text:span><text:span text:style-name="T3">resultCover;</text:span></text:p>
      <text:p text:style-name="P54">}</text:p>
      <text:h text:style-name="Heading_20_3" text:outline-level="3"><text:span text:style-name="T11">Complexité :</text:span></text:h>
      <text:p text:style-name="Text_20_body"><text:span text:style-name="T11">La solution contient autant de variables qu'il y a de sommets dans le graphe de départ, la complexité est donc O(n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3" svg:font-family="Calibri" style:font-adornments="Normal" style:font-family-generic="swiss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Droid Sans Mono1" svg:font-family="'Droid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4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2" svg:font-family="Calibri" style:font-adornments="Italique gras" style:font-family-generic="swiss" style:font-pitch="variable"/>
    <style:font-face style:name="Calibri" svg:font-family="Calibri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" fo:font-size="13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variant="small-caps" style:font-name="Calibri1" fo:font-size="16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2" fo:font-size="18pt" fo:font-style="normal" style:text-underline-style="solid" style:text-underline-width="auto" style:text-underline-color="font-color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" fo:font-size="15pt" fo:font-weight="normal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Titre_20_" style:display-name="Titre " style:family="paragraph" style:parent-style-name="Heading_20_2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39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</meta:initial-creator>
    <meta:creation-date>2013-12-20T20:22:29</meta:creation-date>
    <dc:date>2013-12-20T21:27:49</dc:date>
    <dc:creator>Christopher </dc:creator>
    <meta:editing-duration>PT1H43S</meta:editing-duration>
    <meta:editing-cycles>111</meta:editing-cycles>
    <meta:generator>LibreOffice/3.5$Linux_X86_64 LibreOffice_project/350m1$Build-2</meta:generator>
    <meta:document-statistic meta:table-count="0" meta:image-count="0" meta:object-count="0" meta:page-count="13" meta:paragraph-count="325" meta:word-count="1341" meta:character-count="10813" meta:non-whitespace-character-count="8308"/>
  </office:meta>
</office:document-meta>
</file>